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Ubuntu Mono2" svg:font-family="'Ubuntu Mono'" style:font-pitch="fixed"/>
    <style:font-face style:name="Ubuntu Mono1" svg:font-family="'Ubuntu Mono'" style:font-adornments="Cursief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officeooo:paragraph-rsid="01e4f872" style:font-size-asian="10pt" style:font-size-complex="10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Ubuntu3" fo:font-size="11pt" fo:font-style="normal" officeooo:paragraph-rsid="00805385" style:font-size-asian="11pt" style:font-style-asian="normal" style:font-size-complex="11pt" style:font-style-complex="normal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  <style:text-properties fo:color="#000000" style:font-name="Ubuntu3" fo:font-size="10.5pt" fo:language="nl" fo:country="NL" fo:font-style="normal" fo:font-weight="normal" officeooo:paragraph-rsid="01e6928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24498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c81dc"/>
    </style:style>
    <style:style style:name="P10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  <style:text-properties officeooo:paragraph-rsid="00db66a1"/>
    </style:style>
    <style:style style:name="P12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officeooo:paragraph-rsid="00805385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fo:break-before="page" style:text-autospace="ideograph-alpha" style:punctuation-wrap="hanging" style:line-break="strict">
        <style:tab-stops/>
      </style:paragraph-properties>
      <style:text-properties officeooo:paragraph-rsid="020c81dc" fo:hyphenate="false" fo:hyphenation-remain-char-count="2" fo:hyphenation-push-char-count="2"/>
    </style:style>
    <style:style style:name="P14" style:family="paragraph" style:parent-style-name="Standard">
      <style:paragraph-properties fo:line-height="100%"/>
      <style:text-properties fo:color="#000000" style:font-name="Ubuntu3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P15" style:family="paragraph" style:parent-style-name="Standard">
      <style:text-properties fo:color="#000000" style:font-name="Ubuntu3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Ubuntu3" fo:font-size="9.5pt" fo:language="nl" fo:country="NL" fo:font-weight="normal" officeooo:paragraph-rsid="002bb4d0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Ubuntu3" fo:font-size="9.5pt" fo:language="nl" fo:country="NL" fo:font-weight="normal" officeooo:rsid="000cf346" officeooo:paragraph-rsid="002bb4d0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8" style:family="paragraph" style:parent-style-name="Standard">
      <style:text-properties officeooo:paragraph-rsid="01aae69a"/>
    </style:style>
    <style:style style:name="P19" style:family="paragraph" style:parent-style-name="Footnote">
      <style:text-properties officeooo:paragraph-rsid="017062b2"/>
    </style:style>
    <style:style style:name="P20" style:family="paragraph" style:parent-style-name="Footnote">
      <style:text-properties officeooo:paragraph-rsid="01748224"/>
    </style:style>
    <style:style style:name="P21" style:family="paragraph" style:parent-style-name="Footnote">
      <style:text-properties officeooo:paragraph-rsid="018ed41a"/>
    </style:style>
    <style:style style:name="P22" style:family="paragraph" style:parent-style-name="Footnote">
      <style:text-properties officeooo:paragraph-rsid="01ba56d6"/>
    </style:style>
    <style:style style:name="P23" style:family="paragraph" style:parent-style-name="Footnote">
      <style:text-properties officeooo:paragraph-rsid="01c67572"/>
    </style:style>
    <style:style style:name="P24" style:family="paragraph" style:parent-style-name="Footnote">
      <style:text-properties officeooo:paragraph-rsid="01ce112a"/>
    </style:style>
    <style:style style:name="P25" style:family="paragraph" style:parent-style-name="Footnote">
      <style:text-properties officeooo:paragraph-rsid="01ece9e1"/>
    </style:style>
    <style:style style:name="P26" style:family="paragraph" style:parent-style-name="Footnote">
      <style:text-properties officeooo:paragraph-rsid="00dfc841"/>
    </style:style>
    <style:style style:name="P2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9f1de2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2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3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officeooo:paragraph-rsid="01add539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3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3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style:text-underline-style="none" fo:font-weight="normal" officeooo:paragraph-rsid="019bfe23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3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0.5pt" fo:language="nl" fo:country="NL" fo:font-style="normal" style:text-underline-style="none" fo:font-weight="normal" officeooo:paragraph-rsid="00d6c354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3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0.5pt" fo:language="nl" fo:country="NL" fo:font-style="normal" style:text-underline-style="none" fo:font-weight="normal" officeooo:paragraph-rsid="0224b94f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3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080538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6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20c81dc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officeooo:paragraph-rsid="0211897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fo:language="nl" fo:country="NL" fo:font-style="normal" style:text-underline-style="none" officeooo:rsid="020ea1ff" officeooo:paragraph-rsid="020ea1ff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P4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fo:language="nl" fo:country="NL" fo:font-weight="normal" fo:background-color="transparent" style:language-asian="nl" style:country-asian="NL" style:font-weight-asian="normal" style:font-weight-complex="normal"/>
    </style:style>
    <style:style style:name="P4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</style:style>
    <style:style style:name="P4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06e5fe"/>
    </style:style>
    <style:style style:name="P4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06f024"/>
    </style:style>
    <style:style style:name="P4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06f31b"/>
    </style:style>
    <style:style style:name="P4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0c81dc"/>
    </style:style>
    <style:style style:name="P4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0ea1ff"/>
    </style:style>
    <style:style style:name="P4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0fc868"/>
    </style:style>
    <style:style style:name="P4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1c6f4e"/>
    </style:style>
    <style:style style:name="P5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1e53a7f"/>
    </style:style>
    <style:style style:name="P5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19bfe23"/>
    </style:style>
    <style:style style:name="P5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211fcd"/>
    </style:style>
    <style:style style:name="P5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2349a8"/>
    </style:style>
    <style:style style:name="P5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0805385"/>
    </style:style>
    <style:style style:name="P55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56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57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1pt" fo:font-style="normal" officeooo:paragraph-rsid="00805385" style:font-size-asian="11pt" style:font-style-asian="normal" style:font-size-complex="11pt" style:font-style-complex="normal"/>
    </style:style>
    <style:style style:name="P58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</style:style>
    <style:style style:name="P59" style:family="paragraph" style:parent-style-name="Standard" style:list-style-name="L2">
      <style:paragraph-properties fo:margin-left="0cm" fo:margin-right="0cm" fo:text-indent="0cm" style:auto-text-indent="false" fo:background-color="transparent">
        <style:tab-stops/>
        <style:background-image/>
      </style:paragraph-properties>
      <style:text-properties officeooo:paragraph-rsid="021c6f4e"/>
    </style:style>
    <style:style style:name="P60" style:family="paragraph" style:parent-style-name="Standard" style:list-style-name="L2">
      <style:paragraph-properties fo:margin-left="0cm" fo:margin-right="0cm" fo:text-indent="0cm" style:auto-text-indent="false" fo:background-color="transparent">
        <style:tab-stops/>
        <style:background-image/>
      </style:paragraph-properties>
      <style:text-properties officeooo:paragraph-rsid="00fd0bb2"/>
    </style:style>
    <style:style style:name="P61" style:family="paragraph" style:parent-style-name="Standard" style:list-style-name="L2">
      <style:paragraph-properties fo:margin-left="0cm" fo:margin-right="0cm" fo:text-indent="0cm" style:auto-text-indent="false" fo:background-color="transparent">
        <style:tab-stops/>
        <style:background-image/>
      </style:paragraph-properties>
      <style:text-properties officeooo:paragraph-rsid="02320851"/>
    </style:style>
    <style:style style:name="P62" style:family="paragraph" style:parent-style-name="Standard" style:list-style-name="L2">
      <style:paragraph-properties fo:margin-left="0cm" fo:margin-right="0cm" fo:text-indent="0cm" style:auto-text-indent="false" fo:background-color="transparent">
        <style:tab-stops/>
        <style:background-image/>
      </style:paragraph-properties>
      <style:text-properties fo:color="#000000" style:font-name="Ubuntu3" fo:font-size="11pt" fo:language="nl" fo:country="NL" fo:font-style="normal" style:text-underline-style="none" fo:font-weight="normal" officeooo:paragraph-rsid="02320851" fo:background-color="transparent" style:font-name-asian="Times New Roman" style:font-size-asian="11pt" style:language-asian="nl" style:country-asian="NL" style:font-style-asian="normal" style:font-weight-asian="normal" style:font-name-complex="Bitstream Vera Sans" style:font-size-complex="11pt" style:language-complex="ar" style:country-complex="SA" style:font-style-complex="normal" style:font-weight-complex="normal"/>
    </style:style>
    <style:style style:name="P63" style:family="paragraph" style:parent-style-name="Standard" style:list-style-name="L2">
      <style:paragraph-properties fo:margin-left="0cm" fo:margin-right="0cm" fo:text-indent="0cm" style:auto-text-indent="false" fo:background-color="transparent">
        <style:tab-stops/>
        <style:background-image/>
      </style:paragraph-properties>
      <style:text-properties fo:color="#000000" style:font-name="Ubuntu3" fo:font-size="11pt" fo:language="nl" fo:country="NL" fo:font-style="normal" style:text-underline-style="none" fo:font-weight="normal" officeooo:paragraph-rsid="0232085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64" style:family="paragraph" style:parent-style-name="Standard" style:list-style-name="L2"/>
    <style:style style:name="P65" style:family="paragraph" style:parent-style-name="Standard" style:list-style-name="L2">
      <style:text-properties officeooo:paragraph-rsid="00caceeb"/>
    </style:style>
    <style:style style:name="P66" style:family="paragraph" style:parent-style-name="Standard" style:list-style-name="L2">
      <style:text-properties officeooo:paragraph-rsid="0214c4a9"/>
    </style:style>
    <style:style style:name="P67" style:family="paragraph" style:parent-style-name="Standard" style:list-style-name="L2">
      <style:text-properties officeooo:paragraph-rsid="01fe83b5"/>
    </style:style>
    <style:style style:name="P68" style:family="paragraph" style:parent-style-name="Standard" style:list-style-name="L2">
      <style:text-properties officeooo:paragraph-rsid="022efb93"/>
    </style:style>
    <style:style style:name="P69" style:family="paragraph" style:parent-style-name="Standard" style:list-style-name="L2">
      <style:text-properties officeooo:paragraph-rsid="020652df"/>
    </style:style>
    <style:style style:name="P70" style:family="paragraph" style:parent-style-name="Standard" style:list-style-name="L2">
      <style:text-properties officeooo:paragraph-rsid="0206e5fe"/>
    </style:style>
    <style:style style:name="P71" style:family="paragraph" style:parent-style-name="Standard" style:list-style-name="L2">
      <style:text-properties officeooo:paragraph-rsid="01e69283"/>
    </style:style>
    <style:style style:name="P72" style:family="paragraph" style:parent-style-name="Standard" style:list-style-name="L2">
      <style:text-properties officeooo:paragraph-rsid="023a333b"/>
    </style:style>
    <style:style style:name="P73" style:family="paragraph" style:parent-style-name="Standard" style:list-style-name="L2">
      <style:text-properties officeooo:paragraph-rsid="019ed8e3"/>
    </style:style>
    <style:style style:name="P74" style:family="paragraph" style:parent-style-name="Standard" style:list-style-name="L2">
      <style:text-properties officeooo:paragraph-rsid="023c184b"/>
    </style:style>
    <style:style style:name="P75" style:family="paragraph" style:parent-style-name="Standard" style:list-style-name="L2">
      <style:text-properties officeooo:paragraph-rsid="017dba5d"/>
    </style:style>
    <style:style style:name="P76" style:family="paragraph" style:parent-style-name="Standard" style:list-style-name="L2">
      <style:text-properties officeooo:paragraph-rsid="0226db48"/>
    </style:style>
    <style:style style:name="P77" style:family="paragraph" style:parent-style-name="Standard" style:list-style-name="L2">
      <style:text-properties officeooo:paragraph-rsid="00924c4c"/>
    </style:style>
    <style:style style:name="P78" style:family="paragraph" style:parent-style-name="Standard" style:list-style-name="L2">
      <style:text-properties officeooo:paragraph-rsid="0093c177"/>
    </style:style>
    <style:style style:name="P79" style:family="paragraph" style:parent-style-name="Standard" style:list-style-name="L2">
      <style:text-properties officeooo:paragraph-rsid="022c47f0"/>
    </style:style>
    <style:style style:name="P80" style:family="paragraph" style:parent-style-name="Standard" style:list-style-name="L2">
      <style:text-properties fo:font-size="11pt" officeooo:paragraph-rsid="00caceeb" style:font-size-asian="11pt" style:font-size-complex="11pt"/>
    </style:style>
    <style:style style:name="P81" style:family="paragraph" style:parent-style-name="Standard" style:list-style-name="L3"/>
    <style:style style:name="P82" style:family="paragraph" style:parent-style-name="Standard" style:list-style-name="L2">
      <style:text-properties fo:color="#000000" style:text-line-through-style="none" style:text-line-through-type="none" fo:language="nl" fo:country="NL" fo:font-weight="normal" officeooo:paragraph-rsid="0145d6a8" fo:background-color="transparent" style:language-asian="nl" style:country-asian="NL" style:font-weight-asian="normal" style:font-weight-complex="normal"/>
    </style:style>
    <style:style style:name="P83" style:family="paragraph" style:parent-style-name="Standard" style:list-style-name="L2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paragraph-rsid="00d87edf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84" style:family="paragraph" style:parent-style-name="Standard" style:list-style-name="L2">
      <style:text-properties fo:color="#000000" fo:language="nl" fo:country="NL" fo:font-weight="normal" officeooo:paragraph-rsid="01471ebb" fo:background-color="transparent" style:language-asian="nl" style:country-asian="NL" style:font-weight-asian="normal" style:font-weight-complex="normal"/>
    </style:style>
    <style:style style:name="P85" style:family="paragraph" style:parent-style-name="Standard" style:list-style-name="L2">
      <style:text-properties fo:color="#000000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6" style:family="paragraph" style:parent-style-name="Standard" style:list-style-name="L2">
      <style:text-properties fo:color="#000000" style:font-name="Ubuntu3" fo:font-size="11pt" fo:font-style="normal" style:font-size-asian="11pt" style:font-style-asian="normal" style:font-size-complex="11pt" style:font-style-complex="normal"/>
    </style:style>
    <style:style style:name="P87" style:family="paragraph" style:parent-style-name="Standard" style:list-style-name="L2">
      <style:text-properties fo:font-style="normal" officeooo:paragraph-rsid="009ddf1b" style:font-style-asian="normal" style:font-style-complex="normal"/>
    </style:style>
    <style:style style:name="P88" style:family="paragraph" style:parent-style-name="Standard" style:list-style-name="L3">
      <style:text-properties style:font-name="Bitstream Vera Sans" fo:font-size="10pt" fo:language="nl" fo:country="NL" officeooo:paragraph-rsid="01528b86" fo:background-color="transparent" style:font-size-asian="10pt" style:language-asian="nl" style:country-asian="NL" style:font-name-complex="Bitstream Vera Sans" style:font-size-complex="10pt"/>
    </style:style>
    <style:style style:name="T1" style:family="text">
      <style:text-properties style:font-name="Ubuntu3" fo:font-size="11pt" style:font-size-asian="11pt" style:font-size-complex="11pt"/>
    </style:style>
    <style:style style:name="T2" style:family="text">
      <style:text-properties style:font-name="Ubuntu3" fo:font-size="11pt" fo:language="nl" fo:country="NL" fo:font-weight="normal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3" style:family="text">
      <style:text-properties style:font-name="Ubuntu3" fo:font-size="11pt" fo:font-weight="normal" style:font-size-asian="11pt" style:font-weight-asian="normal" style:font-size-complex="11pt" style:font-weight-complex="normal"/>
    </style:style>
    <style:style style:name="T4" style:family="text">
      <style:text-properties style:font-name="Ubuntu3" fo:font-size="11pt" fo:font-style="normal" style:text-underline-style="none" style:font-size-asian="11pt" style:font-style-asian="normal" style:font-name-complex="Bitstream Vera Sans" style:font-size-complex="11pt" style:font-style-complex="normal"/>
    </style:style>
    <style:style style:name="T5" style:family="text">
      <style:text-properties style:font-name="Ubuntu3" fo:font-size="11pt" fo:font-style="normal" style:text-underline-style="none" fo:font-weight="normal" style:font-size-asian="11pt" style:font-style-asian="normal" style:font-weight-asian="normal" style:font-name-complex="Bitstream Vera Sans" style:font-size-complex="11pt" style:font-style-complex="normal" style:font-weight-complex="normal"/>
    </style:style>
    <style:style style:name="T6" style:family="text">
      <style:text-properties fo:language="nl" fo:country="NL" style:language-asian="nl" style:country-asian="NL"/>
    </style:style>
    <style:style style:name="T7" style:family="text">
      <style:text-properties fo:language="nl" fo:country="NL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8" style:family="text">
      <style:text-properties fo:language="nl" fo:country="NL" officeooo:rsid="0206e5fe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9" style:family="text">
      <style:text-properties fo:language="nl" fo:country="NL" style:font-size-asian="11pt" style:language-asian="nl" style:country-asian="NL" style:font-weight-asian="normal" style:font-name-complex="Bitstream Vera Sans" style:font-size-complex="11pt" style:font-weight-complex="normal"/>
    </style:style>
    <style:style style:name="T10" style:family="text">
      <style:text-properties fo:language="nl" fo:country="NL" officeooo:rsid="01639b89" style:font-size-asian="11pt" style:language-asian="nl" style:country-asian="NL" style:font-weight-asian="normal" style:font-name-complex="Bitstream Vera Sans" style:font-size-complex="11pt" style:font-weight-complex="normal"/>
    </style:style>
    <style:style style:name="T11" style:family="text">
      <style:text-properties fo:color="#000000" style:font-name="Ubuntu3" fo:font-size="11pt" fo:language="nl" fo:country="NL" fo:font-weight="normal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12" style:family="text">
      <style:text-properties fo:color="#000000" style:font-name="Ubuntu3" fo:font-size="11pt" fo:language="nl" fo:country="NL" fo:font-weight="normal" officeooo:rsid="004295b6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13" style:family="text">
      <style:text-properties fo:color="#000000" style:font-name="Ubuntu3" fo:font-size="11pt" fo:language="nl" fo:country="NL" fo:font-weight="normal" officeooo:rsid="0051ee42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14" style:family="text">
      <style:text-properties fo:color="#000000" style:font-name="Ubuntu3" fo:font-size="11pt" fo:language="nl" fo:country="NL" fo:font-weight="normal" officeooo:rsid="0053a6e0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15" style:family="text">
      <style:text-properties fo:color="#000000" style:font-name="Ubuntu3" fo:font-size="11pt" fo:language="nl" fo:country="NL" fo:font-weight="normal" officeooo:rsid="0111d37c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16" style:family="text">
      <style:text-properties fo:color="#000000" style:font-name="Ubuntu3" fo:font-size="11pt" fo:language="nl" fo:country="NL" fo:font-weight="normal" officeooo:rsid="011cdded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17" style:family="text">
      <style:text-properties fo:color="#000000" style:font-name="Ubuntu3" fo:font-size="11pt" fo:language="nl" fo:country="NL" fo:font-weight="normal" officeooo:rsid="015b182b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18" style:family="text">
      <style:text-properties fo:color="#000000" style:font-name="Ubuntu3" fo:font-size="11pt" fo:language="nl" fo:country="NL" fo:font-weight="normal" officeooo:rsid="01658672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19" style:family="text">
      <style:text-properties fo:color="#000000" style:font-name="Ubuntu3" fo:font-size="11pt" fo:language="nl" fo:country="NL" fo:font-weight="normal" officeooo:rsid="016772de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0" style:family="text">
      <style:text-properties fo:color="#000000" style:font-name="Ubuntu3" fo:font-size="11pt" fo:language="nl" fo:country="NL" fo:font-weight="normal" officeooo:rsid="01693cb1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1" style:family="text">
      <style:text-properties fo:color="#000000" style:font-name="Ubuntu3" fo:font-size="11pt" fo:language="nl" fo:country="NL" fo:font-weight="normal" officeooo:rsid="0169482e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2" style:family="text">
      <style:text-properties fo:color="#000000" style:font-name="Ubuntu3" fo:font-size="11pt" fo:language="nl" fo:country="NL" fo:font-weight="normal" officeooo:rsid="007b35f5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3" style:family="text">
      <style:text-properties fo:color="#000000" style:font-name="Ubuntu3" fo:font-size="11pt" fo:language="nl" fo:country="NL" fo:font-weight="normal" officeooo:rsid="019fe3c1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4" style:family="text">
      <style:text-properties fo:color="#000000" style:font-name="Ubuntu3" fo:font-size="11pt" fo:language="nl" fo:country="NL" fo:font-weight="normal" officeooo:rsid="01a5cf93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5" style:family="text">
      <style:text-properties fo:color="#000000" style:font-name="Ubuntu3" fo:font-size="11pt" fo:language="nl" fo:country="NL" fo:font-weight="normal" officeooo:rsid="01a9c5ca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6" style:family="text">
      <style:text-properties fo:color="#000000" style:font-name="Ubuntu3" fo:font-size="11pt" fo:language="nl" fo:country="NL" fo:font-weight="normal" officeooo:rsid="01add539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7" style:family="text">
      <style:text-properties fo:color="#000000" style:font-name="Ubuntu3" fo:font-size="11pt" fo:language="nl" fo:country="NL" fo:font-weight="normal" officeooo:rsid="01b842ba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8" style:family="text">
      <style:text-properties fo:color="#000000" style:font-name="Ubuntu3" fo:font-size="11pt" fo:language="nl" fo:country="NL" fo:font-weight="normal" officeooo:rsid="01f844b3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9" style:family="text">
      <style:text-properties fo:color="#000000" style:font-name="Ubuntu3" fo:font-size="11pt" fo:language="nl" fo:country="NL" fo:font-weight="normal" fo:background-color="transparent" loext:char-shading-value="0" style:font-name-asian="Times New Roman" style:font-size-asian="11pt" style:language-asian="nl" style:country-asian="NL" style:font-weight-asian="normal" style:font-name-complex="Bitstream Vera Sans" style:font-size-complex="11pt" style:language-complex="ar" style:country-complex="SA" style:font-weight-complex="normal"/>
    </style:style>
    <style:style style:name="T30" style:family="text">
      <style:text-properties fo:color="#000000" style:font-name="Ubuntu3" fo:font-size="11pt" fo:language="nl" fo:country="NL" fo:font-weight="normal" officeooo:rsid="00fd0bb2" fo:background-color="transparent" loext:char-shading-value="0" style:font-name-asian="Times New Roman" style:font-size-asian="11pt" style:language-asian="nl" style:country-asian="NL" style:font-weight-asian="normal" style:font-name-complex="Bitstream Vera Sans" style:font-size-complex="11pt" style:language-complex="ar" style:country-complex="SA" style:font-weight-complex="normal"/>
    </style:style>
    <style:style style:name="T31" style:family="text">
      <style:text-properties fo:color="#000000" style:font-name="Ubuntu3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32" style:family="text">
      <style:text-properties fo:color="#000000" style:font-name="Ubuntu3" fo:font-size="11pt" fo:language="nl" fo:country="NL" fo:font-style="normal" style:text-underline-style="none" fo:font-weight="normal" officeooo:rsid="005bea77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33" style:family="text">
      <style:text-properties fo:color="#000000" style:font-name="Ubuntu3" fo:font-size="11pt" fo:language="nl" fo:country="NL" fo:font-style="normal" style:text-underline-style="none" fo:font-weight="normal" officeooo:rsid="008edd2a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34" style:family="text">
      <style:text-properties fo:color="#000000" style:font-name="Ubuntu3" fo:font-size="11pt" fo:language="nl" fo:country="NL" fo:font-style="normal" style:text-underline-style="none" fo:font-weight="normal" officeooo:rsid="00ebbf55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35" style:family="text">
      <style:text-properties fo:color="#000000" style:font-name="Ubuntu3" fo:font-size="11pt" fo:language="nl" fo:country="NL" fo:font-style="normal" style:text-underline-style="none" fo:font-weight="normal" officeooo:rsid="019d9f02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36" style:family="text">
      <style:text-properties fo:color="#000000" style:font-name="Ubuntu3" fo:font-size="11pt" fo:language="nl" fo:country="NL" fo:font-style="normal" style:text-underline-style="none" fo:font-weight="normal" officeooo:rsid="019a1734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37" style:family="text">
      <style:text-properties fo:color="#000000" style:font-name="Ubuntu3" fo:font-size="11pt" fo:language="nl" fo:country="NL" fo:font-style="normal" style:text-underline-style="none" fo:font-weight="normal" officeooo:rsid="019ee70c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38" style:family="text">
      <style:text-properties fo:color="#000000" style:font-name="Ubuntu3" fo:font-size="11pt" fo:language="nl" fo:country="NL" fo:font-style="normal" style:text-underline-style="none" fo:font-weight="normal" officeooo:rsid="01a12201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39" style:family="text">
      <style:text-properties fo:color="#000000" style:font-name="Ubuntu3" fo:font-size="11pt" fo:language="nl" fo:country="NL" fo:font-style="normal" style:text-underline-style="none" fo:font-weight="normal" officeooo:rsid="02134450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0" style:family="text">
      <style:text-properties fo:color="#000000" style:font-name="Ubuntu3" fo:font-size="11pt" fo:language="nl" fo:country="NL" fo:font-style="normal" style:text-underline-style="none" fo:font-weight="normal" officeooo:rsid="021696f2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1" style:family="text">
      <style:text-properties fo:color="#000000" style:font-name="Ubuntu3" fo:font-size="11pt" fo:language="nl" fo:country="NL" fo:font-style="normal" style:text-underline-style="none" fo:font-weight="normal" officeooo:rsid="021c6f4e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2" style:family="text">
      <style:text-properties fo:color="#000000" style:font-name="Ubuntu3" fo:font-size="11pt" fo:language="nl" fo:country="NL" fo:font-style="normal" style:text-underline-style="none" fo:font-weight="normal" officeooo:rsid="01328f65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3" style:family="text">
      <style:text-properties fo:color="#000000" style:font-name="Ubuntu3" fo:font-size="11pt" fo:language="nl" fo:country="NL" fo:font-style="normal" style:text-underline-style="none" fo:font-weight="normal" officeooo:rsid="01089217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4" style:family="text">
      <style:text-properties fo:color="#000000" style:font-name="Ubuntu3" fo:font-size="11pt" fo:language="nl" fo:country="NL" fo:font-style="normal" style:text-underline-style="none" fo:font-weight="normal" fo:background-color="transparent" loext:char-shading-value="0" style:font-name-asian="Times New Roman" style:font-size-asian="11pt" style:language-asian="nl" style:country-asian="NL" style:font-style-asian="normal" style:font-weight-asian="normal" style:font-name-complex="Bitstream Vera Sans" style:font-size-complex="11pt" style:language-complex="ar" style:country-complex="SA" style:font-style-complex="normal" style:font-weight-complex="normal"/>
    </style:style>
    <style:style style:name="T45" style:family="text">
      <style:text-properties fo:color="#000000" style:font-name="Ubuntu3" fo:font-size="11pt" fo:language="nl" fo:country="NL" fo:font-style="normal" style:text-underline-style="none" fo:font-weight="normal" officeooo:rsid="017b3a04" fo:background-color="transparent" loext:char-shading-value="0" style:font-name-asian="Times New Roman" style:font-size-asian="11pt" style:language-asian="nl" style:country-asian="NL" style:font-style-asian="normal" style:font-weight-asian="normal" style:font-name-complex="Bitstream Vera Sans" style:font-size-complex="11pt" style:language-complex="ar" style:country-complex="SA" style:font-style-complex="normal" style:font-weight-complex="normal"/>
    </style:style>
    <style:style style:name="T46" style:family="text">
      <style:text-properties fo:color="#000000" style:font-name="Ubuntu3" fo:font-size="11pt" fo:language="nl" fo:country="NL" fo:font-style="normal" style:text-underline-style="none" fo:font-weight="normal" officeooo:rsid="00fdcb19" fo:background-color="transparent" loext:char-shading-value="0" style:font-name-asian="Times New Roman" style:font-size-asian="11pt" style:language-asian="nl" style:country-asian="NL" style:font-style-asian="normal" style:font-weight-asian="normal" style:font-name-complex="Bitstream Vera Sans" style:font-size-complex="11pt" style:language-complex="ar" style:country-complex="SA" style:font-style-complex="normal" style:font-weight-complex="normal"/>
    </style:style>
    <style:style style:name="T47" style:family="text">
      <style:text-properties fo:color="#000000" style:font-name="Ubuntu3" fo:font-size="11pt" fo:language="nl" fo:country="NL" fo:font-style="normal" style:text-underline-style="none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48" style:family="text">
      <style:text-properties fo:color="#000000" style:font-name="Ubuntu3" fo:font-size="11pt" fo:language="nl" fo:country="NL" fo:font-style="normal" style:text-underline-style="none" officeooo:rsid="02134450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49" style:family="text">
      <style:text-properties fo:color="#000000" style:font-name="Ubuntu3" fo:font-size="11pt" fo:language="nl" fo:country="NL" fo:font-style="normal" style:text-underline-style="none" officeooo:rsid="02211fcd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50" style:family="text">
      <style:text-properties fo:color="#000000" style:font-name="Ubuntu3" fo:font-size="11pt" fo:language="nl" fo:country="NL" fo:font-style="normal" style:text-underline-style="none" officeooo:rsid="02335373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51" style:family="text">
      <style:text-properties fo:color="#000000" style:font-name="Ubuntu3" fo:font-size="11pt" fo:language="nl" fo:country="NL" fo:font-style="normal" style:text-underline-style="none" fo:background-color="transparent" loext:char-shading-value="0" style:font-name-asian="Times New Roman" style:font-size-asian="11pt" style:language-asian="nl" style:country-asian="NL" style:font-style-asian="normal" style:font-name-complex="Bitstream Vera Sans" style:font-size-complex="11pt" style:language-complex="ar" style:country-complex="SA" style:font-style-complex="normal"/>
    </style:style>
    <style:style style:name="T52" style:family="text">
      <style:text-properties fo:color="#000000" style:font-name="Ubuntu3" fo:font-size="11pt" fo:language="nl" fo:country="NL" fo:background-color="transparent" loext:char-shading-value="0" style:font-size-asian="11pt" style:language-asian="nl" style:country-asian="NL" style:font-name-complex="Bitstream Vera Sans" style:font-size-complex="11pt"/>
    </style:style>
    <style:style style:name="T53" style:family="text">
      <style:text-properties fo:color="#000000" style:font-name="Ubuntu3" fo:font-size="11pt" fo:language="nl" fo:country="NL" officeooo:rsid="01658672" fo:background-color="transparent" loext:char-shading-value="0" style:font-size-asian="11pt" style:language-asian="nl" style:country-asian="NL" style:font-name-complex="Bitstream Vera Sans" style:font-size-complex="11pt"/>
    </style:style>
    <style:style style:name="T54" style:family="text">
      <style:text-properties fo:color="#000000" style:font-name="Ubuntu3" fo:font-size="11pt" fo:language="nl" fo:country="NL" style:text-underline-style="none" fo:font-weight="normal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55" style:family="text">
      <style:text-properties fo:color="#000000" style:font-name="Ubuntu3" fo:font-size="11pt" fo:font-weight="normal" style:font-size-asian="11pt" style:font-weight-asian="normal" style:font-size-complex="11pt" style:font-weight-complex="normal"/>
    </style:style>
    <style:style style:name="T56" style:family="text">
      <style:text-properties fo:color="#000000" style:font-name="Ubuntu3" fo:font-size="11pt" fo:font-weight="normal" officeooo:rsid="0106d06e" style:font-size-asian="11pt" style:font-weight-asian="normal" style:font-size-complex="11pt" style:font-weight-complex="normal"/>
    </style:style>
    <style:style style:name="T57" style:family="text">
      <style:text-properties fo:color="#000000" style:font-name="Ubuntu3" fo:font-size="11pt" fo:font-weight="normal" officeooo:rsid="0154e886" style:font-size-asian="11pt" style:font-weight-asian="normal" style:font-size-complex="11pt" style:font-weight-complex="normal"/>
    </style:style>
    <style:style style:name="T58" style:family="text">
      <style:text-properties fo:color="#000000" style:font-name="Ubuntu3" fo:font-size="11pt" fo:font-weight="normal" officeooo:rsid="015ab146" style:font-size-asian="11pt" style:font-weight-asian="normal" style:font-size-complex="11pt" style:font-weight-complex="normal"/>
    </style:style>
    <style:style style:name="T59" style:family="text">
      <style:text-properties fo:color="#000000" style:font-name="Ubuntu3" fo:font-size="11pt" style:text-underline-style="none" fo:font-weight="normal" style:font-size-asian="11pt" style:font-weight-asian="normal" style:font-size-complex="11pt" style:font-weight-complex="normal"/>
    </style:style>
    <style:style style:name="T60" style:family="text">
      <style:text-properties fo:color="#000000" style:font-name="Ubuntu3" fo:font-size="11pt" style:text-underline-style="none" fo:font-weight="normal" officeooo:rsid="013c1ad4" style:font-size-asian="11pt" style:font-weight-asian="normal" style:font-size-complex="11pt" style:font-weight-complex="normal"/>
    </style:style>
    <style:style style:name="T61" style:family="text">
      <style:text-properties fo:color="#000000" style:font-name="Ubuntu3" fo:font-size="11pt" style:text-underline-style="none" fo:font-weight="normal" officeooo:rsid="00848fa0" style:font-size-asian="11pt" style:font-weight-asian="normal" style:font-size-complex="11pt" style:font-weight-complex="normal"/>
    </style:style>
    <style:style style:name="T62" style:family="text">
      <style:text-properties fo:color="#000000" style:font-name="Ubuntu3" fo:font-size="11pt" style:text-underline-style="none" fo:font-weight="normal" officeooo:rsid="0214c4a9" style:font-size-asian="11pt" style:font-weight-asian="normal" style:font-size-complex="11pt" style:font-weight-complex="normal"/>
    </style:style>
    <style:style style:name="T63" style:family="text">
      <style:text-properties fo:color="#000000" style:font-name="Ubuntu3" fo:font-size="11pt" style:text-underline-style="none" fo:font-weight="normal" officeooo:rsid="00abba60" style:font-size-asian="11pt" style:font-weight-asian="normal" style:font-size-complex="11pt" style:font-weight-complex="normal"/>
    </style:style>
    <style:style style:name="T64" style:family="text">
      <style:text-properties fo:color="#000000" style:font-name="Ubuntu3" fo:font-size="11pt" style:text-underline-style="none" fo:font-weight="normal" officeooo:rsid="021674ee" style:font-size-asian="11pt" style:font-weight-asian="normal" style:font-size-complex="11pt" style:font-weight-complex="normal"/>
    </style:style>
    <style:style style:name="T65" style:family="text">
      <style:text-properties fo:color="#000000" style:font-name="Ubuntu3" fo:font-size="11pt" style:text-underline-style="none" fo:font-weight="normal" officeooo:rsid="022e023e" style:font-size-asian="11pt" style:font-weight-asian="normal" style:font-size-complex="11pt" style:font-weight-complex="normal"/>
    </style:style>
    <style:style style:name="T66" style:family="text">
      <style:text-properties fo:color="#000000" style:font-name="Ubuntu3" fo:font-size="11pt" style:text-underline-style="none" style:font-size-asian="11pt" style:font-size-complex="11pt"/>
    </style:style>
    <style:style style:name="T67" style:family="text">
      <style:text-properties fo:color="#000000" style:font-name="Ubuntu3" fo:font-size="11pt" style:font-size-asian="11pt" style:font-size-complex="11pt"/>
    </style:style>
    <style:style style:name="T68" style:family="text">
      <style:text-properties fo:color="#000000" style:font-name="Ubuntu3" fo:font-size="11pt" officeooo:rsid="004804ae" style:font-size-asian="11pt" style:font-size-complex="11pt"/>
    </style:style>
    <style:style style:name="T69" style:family="text">
      <style:text-properties fo:color="#000000" style:font-name="Ubuntu3" fo:font-size="11pt" officeooo:rsid="00851ead" style:font-size-asian="11pt" style:font-size-complex="11pt"/>
    </style:style>
    <style:style style:name="T70" style:family="text">
      <style:text-properties fo:color="#000000" style:font-name="Ubuntu3" fo:font-size="11pt" officeooo:rsid="008edd2a" style:font-size-asian="11pt" style:font-size-complex="11pt"/>
    </style:style>
    <style:style style:name="T71" style:family="text">
      <style:text-properties fo:color="#000000" style:font-name="Ubuntu3" fo:font-size="11pt" officeooo:rsid="015ab146" style:font-size-asian="11pt" style:font-size-complex="11pt"/>
    </style:style>
    <style:style style:name="T72" style:family="text">
      <style:text-properties fo:color="#000000" style:font-name="Ubuntu3" fo:font-size="11pt" officeooo:rsid="01657261" style:font-size-asian="11pt" style:font-size-complex="11pt"/>
    </style:style>
    <style:style style:name="T73" style:family="text">
      <style:text-properties fo:color="#000000" style:font-name="Ubuntu3" fo:font-size="11pt" officeooo:rsid="021c6f4e" style:font-size-asian="11pt" style:font-size-complex="11pt"/>
    </style:style>
    <style:style style:name="T74" style:family="text">
      <style:text-properties fo:color="#000000" style:font-name="Ubuntu3" style:font-size-asian="11pt" style:font-size-complex="11pt"/>
    </style:style>
    <style:style style:name="T75" style:family="text">
      <style:text-properties fo:color="#000000" style:font-name="Ubuntu3" fo:font-size="10pt" style:text-underline-style="none" fo:font-weight="normal" officeooo:rsid="00dfc841" style:font-size-asian="10pt" style:font-weight-asian="normal" style:font-size-complex="10pt" style:font-weight-complex="normal"/>
    </style:style>
    <style:style style:name="T76" style:family="text">
      <style:text-properties fo:color="#000000" style:font-name="Ubuntu3" fo:font-size="10pt" style:text-underline-style="none" fo:font-weight="normal" officeooo:rsid="00e54e03" style:font-size-asian="10pt" style:font-weight-asian="normal" style:font-size-complex="10pt" style:font-weight-complex="normal"/>
    </style:style>
    <style:style style:name="T7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033797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0f79a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dd53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b3505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3a4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b506e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b6799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ec30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202efa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2046e1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034442f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5874c7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9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officeooo:rsid="01b506ec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94" style:family="text">
      <style:text-properties fo:color="#000000" style:text-line-through-style="none" style:text-line-through-type="none" style:font-name="Ubuntu3" fo:font-size="10pt" fo:language="nl" fo:country="NL" fo:font-style="normal" fo:font-weight="normal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5c043b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60c65d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1278f41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13c1ad4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7bad96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5cc8fd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5c4994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1492873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4a03b0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14d1b87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150f6c9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106d06e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157197e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154e886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15874c7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0652df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06e5fe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06f024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0ae854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0b5659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0ea1ff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10d64e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1e531d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aa278b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26b61f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06f31b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55eeeb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7bad96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926619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3b1049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69df48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7edeb3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a4b733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a4dc02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aa278b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aaef38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1046a82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10602aa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13c1ad4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13dd8b6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1609315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19d2636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1a1f663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19ee70c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fo:background-color="transparent" loext:char-shading-value="0" style:font-name-asian="Times New Roman" style:font-size-asian="11pt" style:language-asian="nl" style:country-asian="NL" style:font-style-asian="normal" style:font-weight-asian="normal" style:font-name-complex="Bitstream Vera Sans" style:font-size-complex="11pt" style:language-complex="ar" style:country-complex="SA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bold" fo:background-color="transparent" loext:char-shading-value="0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/>
    </style:style>
    <style:style style:name="T143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bold" officeooo:rsid="007bad96" fo:background-color="transparent" loext:char-shading-value="0" style:font-name-asian="DejaVu Sans1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/>
    </style:style>
    <style:style style:name="T144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145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05bea77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146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05c043b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147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08edd2a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148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15874c7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149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206e5fe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150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2211fcd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151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226b61f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152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07bad96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53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2335373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54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239fa75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55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background-color="transparent" loext:char-shading-value="0" style:font-name-asian="Times New Roman" style:font-size-asian="11pt" style:language-asian="nl" style:country-asian="NL" style:font-style-asian="normal" style:font-name-complex="Bitstream Vera Sans" style:font-size-complex="11pt" style:language-complex="ar" style:country-complex="SA" style:font-style-complex="normal"/>
    </style:style>
    <style:style style:name="T156" style:family="text">
      <style:text-properties fo:color="#000000" style:text-line-through-style="none" style:text-line-through-type="none" style:font-name="Ubuntu3" fo:font-size="11pt" fo:language="nl" fo:country="NL" fo:font-style="normal" fo:font-weight="normal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3" fo:font-size="11pt" fo:language="nl" fo:country="NL" fo:font-style="normal" fo:font-weight="normal" officeooo:rsid="007bad96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3" fo:font-size="11pt" fo:language="nl" fo:country="NL" fo:font-style="normal" fo:font-weight="normal" officeooo:rsid="00926619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3" fo:font-size="11pt" fo:language="nl" fo:country="NL" fo:font-style="normal" fo:font-weight="normal" officeooo:rsid="011c78a8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3" fo:font-size="11pt" fo:language="nl" fo:country="NL" fo:font-style="normal" fo:font-weight="normal" officeooo:rsid="01855fa6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3" fo:font-size="11pt" fo:language="nl" fo:country="NL" fo:font-style="normal" fo:font-weight="normal" officeooo:rsid="023c184b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3" fo:font-size="11pt" fo:language="nl" fo:country="NL" fo:font-style="normal" fo:font-weight="normal" fo:background-color="transparent" loext:char-shading-value="0" style:font-name-asian="Times New Roman" style:font-size-asian="11pt" style:language-asian="nl" style:country-asian="NL" style:font-style-asian="normal" style:font-weight-asian="normal" style:font-name-complex="Bitstream Vera Sans" style:font-size-complex="11pt" style:language-complex="ar" style:country-complex="SA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3" fo:font-size="11pt" fo:language="nl" fo:country="NL" fo:font-style="normal" fo:font-weight="normal" officeooo:rsid="007bad96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3" fo:font-size="11pt" fo:language="nl" fo:country="NL" fo:font-style="normal" fo:font-weight="bold" officeooo:rsid="007bad96" fo:background-color="transparent" loext:char-shading-value="0" style:font-name-asian="DejaVu Sans1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3" fo:font-size="11pt" fo:language="nl" fo:country="NL" fo:font-style="normal" fo:font-weight="bold" officeooo:rsid="0226b61f" fo:background-color="transparent" loext:char-shading-value="0" style:font-name-asian="DejaVu Sans1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3" fo:font-size="11pt" fo:language="nl" fo:country="NL" fo:font-weight="normal" fo:background-color="transparent" loext:char-shading-value="0" style:font-size-asian="11pt" style:language-asian="nl" style:country-asian="NL" style:font-weight-asian="normal" style:font-size-complex="11pt" style:font-weight-complex="normal"/>
    </style:style>
    <style:style style:name="T167" style:family="text">
      <style:text-properties fo:color="#000000" style:text-line-through-style="none" style:text-line-through-type="none" style:font-name="Ubuntu3" fo:font-size="11pt" fo:language="nl" fo:country="NL" fo:font-weight="normal" officeooo:rsid="0234c059" fo:background-color="transparent" loext:char-shading-value="0" style:font-size-asian="11pt" style:language-asian="nl" style:country-asian="NL" style:font-weight-asian="normal" style:font-size-complex="11pt" style:font-weight-complex="normal"/>
    </style:style>
    <style:style style:name="T168" style:family="text">
      <style:text-properties fo:color="#000000" style:text-line-through-style="none" style:text-line-through-type="none" style:font-name="Ubuntu3" fo:font-size="11pt" style:text-underline-style="none" style:font-size-asian="11pt" style:font-size-complex="11pt"/>
    </style:style>
    <style:style style:name="T169" style:family="text">
      <style:text-properties fo:color="#000000" style:text-line-through-style="none" style:text-line-through-type="none" style:font-name="Ubuntu3" fo:font-size="11pt" style:text-underline-style="none" officeooo:rsid="01492873" style:font-size-asian="11pt" style:font-size-complex="11pt"/>
    </style:style>
    <style:style style:name="T170" style:family="text">
      <style:text-properties fo:color="#000000" style:text-line-through-style="none" style:text-line-through-type="none" style:font-name="Ubuntu3" fo:font-size="11pt" style:text-underline-style="none" officeooo:rsid="01657261" style:font-size-asian="11pt" style:font-size-complex="11pt"/>
    </style:style>
    <style:style style:name="T171" style:family="text">
      <style:text-properties fo:color="#000000" style:text-line-through-style="none" style:text-line-through-type="none" style:font-name="Ubuntu3" fo:font-size="11pt" style:text-underline-style="none" officeooo:rsid="01c67572" style:font-size-asian="11pt" style:font-size-complex="11pt"/>
    </style:style>
    <style:style style:name="T172" style:family="text">
      <style:text-properties fo:color="#000000" style:text-line-through-style="none" style:text-line-through-type="none" style:font-name="Ubuntu3" fo:font-size="11pt" style:text-underline-style="none" officeooo:rsid="01cebe4f" style:font-size-asian="11pt" style:font-size-complex="11pt"/>
    </style:style>
    <style:style style:name="T173" style:family="text">
      <style:text-properties fo:color="#000000" style:text-line-through-style="none" style:text-line-through-type="none" style:font-name="Ubuntu3" fo:font-size="11pt" style:text-underline-style="none" officeooo:rsid="01deda4e" style:font-size-asian="11pt" style:font-size-complex="11pt"/>
    </style:style>
    <style:style style:name="T174" style:family="text">
      <style:text-properties fo:color="#000000" style:text-line-through-style="none" style:text-line-through-type="none" style:font-name="Ubuntu3" fo:font-size="11pt" style:text-underline-style="none" officeooo:rsid="01e84d50" style:font-size-asian="11pt" style:font-size-complex="11pt"/>
    </style:style>
    <style:style style:name="T175" style:family="text">
      <style:text-properties fo:color="#000000" style:text-line-through-style="none" style:text-line-through-type="none" style:font-name="Ubuntu3" fo:language="nl" fo:country="NL" fo:font-style="normal" style:text-underline-style="none" officeooo:rsid="0206f31b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176" style:family="text">
      <style:text-properties fo:color="#000000" style:text-line-through-style="none" style:text-line-through-type="none" style:font-name="Bitstream Vera Sans" fo:font-size="11pt" fo:language="nl" fo:country="NL" fo:font-style="normal" style:text-underline-style="none" fo:font-weight="normal" officeooo:rsid="01046a82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77" style:family="text">
      <style:text-properties fo:color="#000000" style:text-line-through-style="none" style:text-line-through-type="none" fo:font-size="10pt" fo:language="nl" fo:country="NL" fo:font-style="normal" fo:font-weight="normal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78" style:family="text">
      <style:text-properties fo:color="#000000" style:text-line-through-style="none" style:text-line-through-type="none" fo:font-size="11pt" fo:language="nl" fo:country="NL" fo:font-style="normal" style:text-underline-style="none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179" style:family="text">
      <style:text-properties fo:color="#000000" style:text-line-through-style="none" style:text-line-through-type="none" fo:font-size="11pt" fo:language="nl" fo:country="NL" fo:font-style="normal" style:text-underline-style="none" officeooo:rsid="0206e5fe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180" style:family="text">
      <style:text-properties fo:color="#000000" style:text-line-through-style="none" style:text-line-through-type="none" fo:font-size="11pt" fo:language="nl" fo:country="NL" fo:font-style="normal" style:text-underline-style="none" officeooo:rsid="0226b61f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181" style:family="text">
      <style:text-properties fo:color="#000000" style:text-line-through-style="none" style:text-line-through-type="none" fo:font-size="11pt" fo:language="nl" fo:country="NL" fo:font-style="normal" style:text-underline-style="none" officeooo:rsid="0226db48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182" style:family="text">
      <style:text-properties fo:color="#000000" style:text-line-through-style="none" style:text-line-through-type="none" fo:font-size="11pt" fo:language="nl" fo:country="NL" fo:font-style="normal" style:text-underline-style="none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83" style:family="text">
      <style:text-properties fo:color="#000000" style:text-line-through-style="none" style:text-line-through-type="none" fo:font-size="11pt" fo:language="nl" fo:country="NL" fo:font-style="normal" style:text-underline-style="none" officeooo:rsid="00aa278b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84" style:family="text">
      <style:text-properties fo:color="#000000" style:text-line-through-style="none" style:text-line-through-type="none" fo:font-size="11pt" fo:language="nl" fo:country="NL" fo:font-style="normal" style:text-underline-style="none" officeooo:rsid="01046a82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85" style:family="text">
      <style:text-properties fo:color="#000000" style:text-line-through-style="none" style:text-line-through-type="none" fo:font-size="11pt" fo:language="nl" fo:country="NL" fo:font-style="normal" style:text-underline-style="none" officeooo:rsid="0226b61f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86" style:family="text">
      <style:text-properties fo:color="#000000" style:text-line-through-style="none" style:text-line-through-type="none" fo:font-size="11pt" fo:language="nl" fo:country="NL" fo:font-style="normal" style:text-underline-style="none" fo:font-weight="normal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87" style:family="text">
      <style:text-properties fo:color="#000000" style:text-line-through-style="none" style:text-line-through-type="none" fo:font-size="11pt" fo:language="nl" fo:country="NL" fo:font-style="normal" style:text-underline-style="none" fo:font-weight="normal" officeooo:rsid="0045edcd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88" style:family="text">
      <style:text-properties fo:color="#000000" style:text-line-through-style="none" style:text-line-through-type="none" fo:font-size="11pt" fo:language="nl" fo:country="NL" fo:font-weight="normal" fo:background-color="transparent" loext:char-shading-value="0" style:font-name-asian="DejaVu Sans1" style:font-size-asian="11pt" style:language-asian="nl" style:country-asian="NL" style:font-weight-asian="normal" style:font-name-complex="Bitstream Vera Sans" style:font-size-complex="11pt" style:font-weight-complex="normal"/>
    </style:style>
    <style:style style:name="T189" style:family="text">
      <style:text-properties fo:color="#000000" style:text-line-through-style="none" style:text-line-through-type="none" fo:font-size="11pt" fo:language="nl" fo:country="NL" fo:font-weight="normal" officeooo:rsid="00cc2b1b" fo:background-color="transparent" loext:char-shading-value="0" style:font-name-asian="DejaVu Sans1" style:font-size-asian="11pt" style:language-asian="nl" style:country-asian="NL" style:font-weight-asian="normal" style:font-name-complex="Bitstream Vera Sans" style:font-size-complex="11pt" style:font-weight-complex="normal"/>
    </style:style>
    <style:style style:name="T190" style:family="text">
      <style:text-properties fo:color="#000000" style:text-line-through-style="none" style:text-line-through-type="none" fo:font-size="11pt" fo:language="nl" fo:country="NL" fo:font-weight="normal" officeooo:rsid="00ce23dc" fo:background-color="transparent" loext:char-shading-value="0" style:font-name-asian="DejaVu Sans1" style:font-size-asian="11pt" style:language-asian="nl" style:country-asian="NL" style:font-weight-asian="normal" style:font-name-complex="Bitstream Vera Sans" style:font-size-complex="11pt" style:font-weight-complex="normal"/>
    </style:style>
    <style:style style:name="T191" style:family="text">
      <style:text-properties fo:color="#000000" style:text-line-through-style="none" style:text-line-through-type="none" fo:font-size="11pt" fo:language="nl" fo:country="NL" fo:font-weight="normal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192" style:family="text">
      <style:text-properties fo:color="#000000" style:text-line-through-style="none" style:text-line-through-type="none" fo:language="nl" fo:country="NL" fo:font-style="normal" style:text-underline-style="none" officeooo:rsid="00aaef38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93" style:family="text">
      <style:text-properties fo:color="#000000" style:text-line-through-style="none" style:text-line-through-type="none" fo:language="nl" fo:country="NL" fo:font-style="normal" style:text-underline-style="none" officeooo:rsid="00aa278b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94" style:family="text">
      <style:text-properties fo:color="#000000" style:text-line-through-style="none" style:text-line-through-type="none" fo:language="nl" fo:country="NL" fo:font-style="normal" style:text-underline-style="none" officeooo:rsid="0226b61f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95" style:family="text">
      <style:text-properties fo:color="#000000" style:text-line-through-style="none" style:text-line-through-type="none" fo:language="nl" fo:country="NL" fo:font-style="normal" style:text-underline-style="none" officeooo:rsid="005c043b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196" style:family="text">
      <style:text-properties fo:color="#000000" style:text-line-through-style="none" style:text-line-through-type="none" fo:language="nl" fo:country="NL" fo:font-style="normal" style:text-underline-style="none" officeooo:rsid="020652df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197" style:family="text">
      <style:text-properties fo:color="#000000" style:text-line-through-style="none" style:text-line-through-type="none" fo:language="nl" fo:country="NL" fo:font-style="normal" style:text-underline-style="none" officeooo:rsid="0206e5fe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198" style:family="text">
      <style:text-properties fo:color="#000000" style:text-line-through-style="none" style:text-line-through-type="none" fo:language="nl" fo:country="NL" fo:font-style="normal" style:text-underline-style="none" officeooo:rsid="0206f024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199" style:family="text">
      <style:text-properties fo:color="#000000" style:text-line-through-style="none" style:text-line-through-type="none" fo:language="nl" fo:country="NL" fo:font-style="normal" style:text-underline-style="none" officeooo:rsid="020ea1ff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200" style:family="text">
      <style:text-properties fo:color="#000000" style:text-line-through-style="none" style:text-line-through-type="none" fo:language="nl" fo:country="NL" fo:font-style="normal" style:text-underline-style="none" officeooo:rsid="020fc868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201" style:family="text">
      <style:text-properties fo:color="#000000" style:text-line-through-style="none" style:text-line-through-type="none" fo:language="nl" fo:country="NL" fo:font-style="normal" style:text-underline-style="none" officeooo:rsid="0210d64e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202" style:family="text">
      <style:text-properties fo:color="#000000" style:text-line-through-style="none" style:text-line-through-type="none" fo:language="nl" fo:country="NL" fo:font-style="normal" style:text-underline-style="none" officeooo:rsid="021e531d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203" style:family="text">
      <style:text-properties fo:color="#000000" style:text-line-through-style="none" style:text-line-through-type="none" fo:language="nl" fo:country="NL" fo:font-style="normal" fo:font-weight="normal" officeooo:rsid="007bad96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204" style:family="text">
      <style:text-properties fo:color="#000000" style:text-line-through-style="none" style:text-line-through-type="none" fo:language="nl" fo:country="NL" fo:font-style="normal" fo:font-weight="normal" officeooo:rsid="00fb8ff6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205" style:family="text">
      <style:text-properties fo:color="#000000" style:text-line-through-style="none" style:text-line-through-type="none" fo:language="nl" fo:country="NL" fo:font-style="normal" fo:font-weight="normal" officeooo:rsid="0193e281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206" style:family="text">
      <style:text-properties fo:color="#000000" style:text-line-through-style="none" style:text-line-through-type="none" fo:language="nl" fo:country="NL" fo:font-style="normal" fo:font-weight="normal" officeooo:rsid="022349a8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207" style:family="text">
      <style:text-properties fo:color="#000000" style:text-line-through-style="none" style:text-line-through-type="none" fo:language="nl" fo:country="NL" fo:font-weight="normal" officeooo:rsid="0064e166" style:font-size-asian="11pt" style:language-asian="nl" style:country-asian="NL" style:font-weight-asian="normal" style:font-size-complex="11pt" style:font-weight-complex="normal"/>
    </style:style>
    <style:style style:name="T208" style:family="text">
      <style:text-properties fo:color="#000000" style:text-line-through-style="none" style:text-line-through-type="none" fo:language="nl" fo:country="NL" fo:font-weight="normal" officeooo:rsid="0233c451" fo:background-color="transparent" loext:char-shading-value="0" style:font-name-asian="DejaVu Sans1" style:font-size-asian="11pt" style:language-asian="nl" style:country-asian="NL" style:font-weight-asian="normal" style:font-name-complex="Bitstream Vera Sans" style:font-size-complex="11pt" style:font-weight-complex="normal"/>
    </style:style>
    <style:style style:name="T209" style:family="text">
      <style:text-properties fo:color="#000000" style:text-line-through-style="none" style:text-line-through-type="none" fo:language="nl" fo:country="NL" fo:font-weight="normal" officeooo:rsid="02363605" fo:background-color="transparent" loext:char-shading-value="0" style:font-name-asian="DejaVu Sans1" style:font-size-asian="11pt" style:language-asian="nl" style:country-asian="NL" style:font-weight-asian="normal" style:font-name-complex="Bitstream Vera Sans" style:font-size-complex="11pt" style:font-weight-complex="normal"/>
    </style:style>
    <style:style style:name="T210" style:family="text">
      <style:text-properties fo:color="#000000" style:text-line-through-style="none" style:text-line-through-type="none" fo:language="nl" fo:country="NL" fo:font-weight="normal" officeooo:rsid="0236ad7b" fo:background-color="transparent" loext:char-shading-value="0" style:font-name-asian="DejaVu Sans1" style:font-size-asian="11pt" style:language-asian="nl" style:country-asian="NL" style:font-weight-asian="normal" style:font-name-complex="Bitstream Vera Sans" style:font-size-complex="11pt" style:font-weight-complex="normal"/>
    </style:style>
    <style:style style:name="T211" style:family="text">
      <style:text-properties fo:color="#000000" style:text-line-through-style="none" style:text-line-through-type="none" fo:language="nl" fo:country="NL" officeooo:rsid="0229c132" fo:background-color="transparent" loext:char-shading-value="0" style:font-size-asian="11pt" style:language-asian="nl" style:country-asian="NL" style:font-size-complex="11pt"/>
    </style:style>
    <style:style style:name="T212" style:family="text">
      <style:text-properties fo:color="#000000" style:text-line-through-style="none" style:text-line-through-type="none" fo:font-size="9.5pt" fo:language="nl" fo:country="NL" fo:font-style="normal" fo:font-weight="normal" style:font-size-asian="9.5pt" style:language-asian="nl" style:country-asian="NL" style:font-style-asian="normal" style:font-weight-asian="normal" style:font-size-complex="9.5pt" style:font-style-complex="normal" style:font-weight-complex="normal"/>
    </style:style>
    <style:style style:name="T213" style:family="text">
      <style:text-properties fo:color="#000000" style:text-line-through-style="none" style:text-line-through-type="none" fo:font-size="9.5pt" fo:language="nl" fo:country="NL" fo:font-style="normal" fo:font-weight="normal" officeooo:rsid="01b506ec" style:font-size-asian="9.5pt" style:language-asian="nl" style:country-asian="NL" style:font-style-asian="normal" style:font-weight-asian="normal" style:font-size-complex="9.5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 Mono2" fo:font-size="9.5pt" fo:language="nl" fo:country="NL" fo:font-style="normal" style:text-underline-style="none" fo:font-weight="normal" officeooo:rsid="01add539" fo:background-color="transparent" loext:char-shading-value="0" style:font-size-asian="9.5pt" style:language-asian="nl" style:country-asian="NL" style:font-style-asian="normal" style:font-weight-asian="normal" style:font-name-complex="Bitstream Vera Sans" style:font-size-complex="9.5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 Mono2" fo:font-size="9.5pt" fo:language="nl" fo:country="NL" fo:font-style="normal" style:text-underline-style="none" fo:font-weight="normal" officeooo:rsid="01af6950" fo:background-color="transparent" loext:char-shading-value="0" style:font-size-asian="9.5pt" style:language-asian="nl" style:country-asian="NL" style:font-style-asian="normal" style:font-weight-asian="normal" style:font-name-complex="Bitstream Vera Sans" style:font-size-complex="9.5pt" style:font-style-complex="normal" style:font-weight-complex="normal"/>
    </style:style>
    <style:style style:name="T216" style:family="text">
      <style:text-properties fo:color="#000000" fo:language="nl" fo:country="NL" fo:font-style="normal" fo:font-weight="normal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217" style:family="text">
      <style:text-properties fo:color="#000000" fo:language="nl" fo:country="NL" fo:font-style="normal" fo:font-weight="normal" officeooo:rsid="02134450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218" style:family="text">
      <style:text-properties fo:color="#000000" fo:language="nl" fo:country="NL" fo:font-style="normal" fo:font-weight="normal" officeooo:rsid="021a9f39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219" style:family="text">
      <style:text-properties fo:color="#000000" fo:language="nl" fo:country="NL" fo:font-style="normal" style:text-underline-style="none" officeooo:rsid="021c6f4e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220" style:family="text">
      <style:text-properties fo:color="#000000" fo:language="nl" fo:country="NL" fo:font-style="normal" style:text-underline-style="none" officeooo:rsid="01089217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221" style:family="text">
      <style:text-properties fo:color="#000000" fo:language="nl" fo:country="NL" fo:font-weight="normal" officeooo:rsid="020652df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22" style:family="text">
      <style:text-properties fo:color="#000000" fo:language="nl" fo:country="NL" fo:font-weight="normal" officeooo:rsid="021c6f4e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23" style:family="text">
      <style:text-properties fo:color="#000000" fo:language="nl" fo:country="NL" officeooo:rsid="020652df" fo:background-color="transparent" loext:char-shading-value="0" style:font-size-asian="11pt" style:language-asian="nl" style:country-asian="NL" style:font-name-complex="Bitstream Vera Sans" style:font-size-complex="11pt"/>
    </style:style>
    <style:style style:name="T224" style:family="text">
      <style:text-properties fo:color="#000000" fo:font-size="11pt" fo:language="nl" fo:country="NL" fo:font-weight="normal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25" style:family="text">
      <style:text-properties fo:color="#000000" fo:font-size="11pt" fo:language="nl" fo:country="NL" fo:font-weight="normal" style:font-size-asian="11pt" style:language-asian="nl" style:country-asian="NL" style:font-weight-asian="normal" style:font-size-complex="11pt" style:font-weight-complex="normal"/>
    </style:style>
    <style:style style:name="T226" style:family="text">
      <style:text-properties fo:color="#000000" fo:font-size="11pt" fo:language="nl" fo:country="NL" fo:font-style="normal" style:text-underline-style="none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227" style:family="text">
      <style:text-properties fo:color="#000000" fo:font-size="11pt" fo:language="nl" fo:country="NL" fo:font-style="normal" style:text-underline-style="none" officeooo:rsid="021fd880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228" style:family="text">
      <style:text-properties fo:color="#000000" fo:font-size="11pt" fo:language="nl" fo:country="NL" fo:background-color="transparent" loext:char-shading-value="0" style:font-size-asian="11pt" style:language-asian="nl" style:country-asian="NL" style:font-name-complex="Bitstream Vera Sans" style:font-size-complex="11pt"/>
    </style:style>
    <style:style style:name="T229" style:family="text">
      <style:text-properties fo:color="#000000" fo:font-size="11pt" style:font-size-asian="11pt" style:font-size-complex="11pt"/>
    </style:style>
    <style:style style:name="T230" style:family="text">
      <style:text-properties fo:color="#000000" fo:font-size="11pt" style:text-underline-style="none" style:font-size-asian="11pt" style:font-size-complex="11pt"/>
    </style:style>
    <style:style style:name="T231" style:family="text">
      <style:text-properties fo:color="#000000" fo:font-size="11pt" style:text-underline-style="none" officeooo:rsid="013e79cc" style:font-size-asian="11pt" style:font-size-complex="11pt"/>
    </style:style>
    <style:style style:name="T232" style:family="text">
      <style:text-properties fo:color="#000000" fo:font-size="11pt" style:text-underline-style="none" officeooo:rsid="01400eb7" style:font-size-asian="11pt" style:font-size-complex="11pt"/>
    </style:style>
    <style:style style:name="T233" style:family="text">
      <style:text-properties fo:color="#000000" fo:font-size="11pt" style:text-underline-style="none" officeooo:rsid="02187aae" style:font-size-asian="11pt" style:font-size-complex="11pt"/>
    </style:style>
    <style:style style:name="T234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235" style:family="text">
      <style:text-properties fo:color="#000000" style:font-size-asian="11pt" style:font-size-complex="11pt"/>
    </style:style>
    <style:style style:name="T236" style:family="text">
      <style:text-properties fo:color="#000000" fo:font-weight="normal" officeooo:rsid="021674ee" style:font-size-asian="11pt" style:font-weight-asian="normal" style:font-size-complex="11pt" style:font-weight-complex="normal"/>
    </style:style>
    <style:style style:name="T237" style:family="text">
      <style:text-properties style:text-line-through-style="none" style:text-line-through-type="none" style:font-name="Ubuntu3" fo:font-size="11pt" fo:font-style="normal" style:text-underline-style="none" style:font-size-asian="11pt" style:font-style-asian="normal" style:font-size-complex="11pt" style:font-style-complex="normal"/>
    </style:style>
    <style:style style:name="T238" style:family="text">
      <style:text-properties style:text-line-through-style="none" style:text-line-through-type="none" style:font-name="Ubuntu3" fo:font-size="11pt" fo:font-style="normal" style:text-underline-style="none" style:font-name-asian="DejaVu Sans1" style:font-size-asian="11pt" style:font-style-asian="normal" style:font-size-complex="11pt" style:font-style-complex="normal"/>
    </style:style>
    <style:style style:name="T239" style:family="text">
      <style:text-properties style:text-line-through-style="none" style:text-line-through-type="none" style:font-name="Ubuntu3" fo:font-size="11pt" fo:font-style="normal" style:text-underline-style="none" officeooo:rsid="00b748f9" style:font-name-asian="DejaVu Sans1" style:font-size-asian="11pt" style:font-style-asian="normal" style:font-size-complex="11pt" style:font-style-complex="normal"/>
    </style:style>
    <style:style style:name="T240" style:family="text">
      <style:text-properties style:text-line-through-style="none" style:text-line-through-type="none" style:font-name="Ubuntu3" fo:font-size="11pt" fo:font-style="normal" style:text-underline-style="none" officeooo:rsid="00ebbf55" style:font-name-asian="DejaVu Sans1" style:font-size-asian="11pt" style:font-style-asian="normal" style:font-size-complex="11pt" style:font-style-complex="normal"/>
    </style:style>
    <style:style style:name="T241" style:family="text">
      <style:text-properties style:text-line-through-style="none" style:text-line-through-type="none" style:font-name="Ubuntu3" fo:font-size="11pt" fo:font-style="normal" style:text-underline-style="none" officeooo:rsid="00ed7d91" style:font-name-asian="DejaVu Sans1" style:font-size-asian="11pt" style:font-style-asian="normal" style:font-size-complex="11pt" style:font-style-complex="normal"/>
    </style:style>
    <style:style style:name="T242" style:family="text">
      <style:text-properties style:text-line-through-style="none" style:text-line-through-type="none" style:font-name="Ubuntu3" fo:font-size="11pt" fo:font-style="normal" style:text-underline-style="none" officeooo:rsid="008cc19e" style:font-name-asian="DejaVu Sans1" style:font-size-asian="11pt" style:font-style-asian="normal" style:font-size-complex="11pt" style:font-style-complex="normal"/>
    </style:style>
    <style:style style:name="T243" style:family="text">
      <style:text-properties style:text-line-through-style="none" style:text-line-through-type="none" style:font-name="Ubuntu3" fo:font-size="11pt" fo:font-style="normal" style:text-underline-style="none" officeooo:rsid="00719532" style:font-name-asian="DejaVu Sans1" style:font-size-asian="11pt" style:font-style-asian="normal" style:font-size-complex="11pt" style:font-style-complex="normal"/>
    </style:style>
    <style:style style:name="T244" style:family="text">
      <style:text-properties style:text-line-through-style="none" style:text-line-through-type="none" style:font-name="Ubuntu3" fo:font-size="11pt" fo:font-style="normal" style:text-underline-style="none" officeooo:rsid="013c1ad4" style:font-name-asian="DejaVu Sans1" style:font-size-asian="11pt" style:font-style-asian="normal" style:font-size-complex="11pt" style:font-style-complex="normal"/>
    </style:style>
    <style:style style:name="T245" style:family="text">
      <style:text-properties style:text-line-through-style="none" style:text-line-through-type="none" style:font-name="Ubuntu3" fo:font-size="11pt" fo:font-style="normal" style:text-underline-style="none" officeooo:rsid="00c12843" style:font-name-asian="DejaVu Sans1" style:font-size-asian="11pt" style:font-style-asian="normal" style:font-size-complex="11pt" style:font-style-complex="normal"/>
    </style:style>
    <style:style style:name="T246" style:family="text">
      <style:text-properties style:text-line-through-style="none" style:text-line-through-type="none" style:font-name="Ubuntu3" fo:font-size="11pt" fo:font-style="normal" style:text-underline-style="none" officeooo:rsid="01229f99" style:font-name-asian="DejaVu Sans1" style:font-size-asian="11pt" style:font-style-asian="normal" style:font-size-complex="11pt" style:font-style-complex="normal"/>
    </style:style>
    <style:style style:name="T247" style:family="text">
      <style:text-properties style:text-line-through-style="none" style:text-line-through-type="none" style:font-name="Ubuntu3" fo:font-size="11pt" fo:font-style="normal" style:text-underline-style="none" officeooo:rsid="021696f2" style:font-name-asian="DejaVu Sans1" style:font-size-asian="11pt" style:font-style-asian="normal" style:font-size-complex="11pt" style:font-style-complex="normal"/>
    </style:style>
    <style:style style:name="T248" style:family="text">
      <style:text-properties style:text-line-through-style="none" style:text-line-through-type="none" style:font-name="Ubuntu3" fo:font-size="11pt" fo:font-style="normal" style:text-underline-style="none" officeooo:rsid="0230e0dc" style:font-name-asian="DejaVu Sans1" style:font-size-asian="11pt" style:font-style-asian="normal" style:font-size-complex="11pt" style:font-style-complex="normal"/>
    </style:style>
    <style:style style:name="T249" style:family="text">
      <style:text-properties style:text-line-through-style="none" style:text-line-through-type="none" style:font-name="Ubuntu3" fo:font-size="11pt" fo:font-style="normal" style:text-underline-style="none" style:font-name-asian="DejaVu Sans1" style:font-size-asian="11pt" style:font-style-asian="normal" style:font-size-complex="11pt" style:language-complex="nl" style:country-complex="NL" style:font-style-complex="normal"/>
    </style:style>
    <style:style style:name="T250" style:family="text">
      <style:text-properties style:text-line-through-style="none" style:text-line-through-type="none" style:font-name="Ubuntu3" fo:font-size="11pt" fo:font-style="normal" style:text-underline-style="none" officeooo:rsid="00321d4c" style:font-name-asian="DejaVu Sans1" style:font-size-asian="11pt" style:font-style-asian="normal" style:font-size-complex="11pt" style:language-complex="nl" style:country-complex="NL" style:font-style-complex="normal"/>
    </style:style>
    <style:style style:name="T251" style:family="text">
      <style:text-properties style:text-line-through-style="none" style:text-line-through-type="none" style:font-name="Ubuntu3" fo:font-size="11pt" fo:font-style="normal" style:text-underline-style="none" officeooo:rsid="00df737b" style:font-name-asian="DejaVu Sans1" style:font-size-asian="11pt" style:font-style-asian="normal" style:font-size-complex="11pt" style:language-complex="nl" style:country-complex="NL" style:font-style-complex="normal"/>
    </style:style>
    <style:style style:name="T252" style:family="text">
      <style:text-properties style:text-line-through-style="none" style:text-line-through-type="none" style:font-name="Ubuntu3" fo:font-size="11pt" fo:font-style="normal" style:text-underline-style="none" officeooo:rsid="00ed8888" style:font-name-asian="DejaVu Sans1" style:font-size-asian="11pt" style:font-style-asian="normal" style:font-size-complex="11pt" style:language-complex="nl" style:country-complex="NL" style:font-style-complex="normal"/>
    </style:style>
    <style:style style:name="T253" style:family="text">
      <style:text-properties style:text-line-through-style="none" style:text-line-through-type="none" style:font-name="Ubuntu3" fo:font-size="11pt" fo:font-style="normal" style:text-underline-style="none" officeooo:rsid="013c1ad4" style:font-name-asian="DejaVu Sans1" style:font-size-asian="11pt" style:font-style-asian="normal" style:font-size-complex="11pt" style:language-complex="nl" style:country-complex="NL" style:font-style-complex="normal"/>
    </style:style>
    <style:style style:name="T254" style:family="text">
      <style:text-properties style:text-line-through-style="none" style:text-line-through-type="none" style:font-name="Ubuntu3" fo:font-size="11pt" fo:font-style="normal" style:text-underline-style="none" officeooo:rsid="0132673c" style:font-name-asian="DejaVu Sans1" style:font-size-asian="11pt" style:font-style-asian="normal" style:font-size-complex="11pt" style:language-complex="nl" style:country-complex="NL" style:font-style-complex="normal"/>
    </style:style>
    <style:style style:name="T255" style:family="text">
      <style:text-properties style:text-line-through-style="none" style:text-line-through-type="none" style:font-name="Ubuntu3" fo:font-size="11pt" fo:font-style="normal" style:text-underline-style="none" officeooo:rsid="00f98e47" style:font-name-asian="DejaVu Sans1" style:font-size-asian="11pt" style:font-style-asian="normal" style:font-size-complex="11pt" style:language-complex="nl" style:country-complex="NL" style:font-style-complex="normal"/>
    </style:style>
    <style:style style:name="T256" style:family="text">
      <style:text-properties style:text-line-through-style="none" style:text-line-through-type="none" style:font-name="Ubuntu3" fo:font-size="11pt" fo:font-style="normal" style:text-underline-style="none" officeooo:rsid="00fa016f" style:font-name-asian="DejaVu Sans1" style:font-size-asian="11pt" style:font-style-asian="normal" style:font-size-complex="11pt" style:language-complex="nl" style:country-complex="NL" style:font-style-complex="normal"/>
    </style:style>
    <style:style style:name="T257" style:family="text">
      <style:text-properties style:text-line-through-style="none" style:text-line-through-type="none" style:font-name="Ubuntu3" fo:font-size="11pt" fo:font-style="normal" style:text-underline-style="none" officeooo:rsid="00b748f9" style:font-name-asian="DejaVu Sans1" style:font-size-asian="11pt" style:font-style-asian="normal" style:font-size-complex="11pt" style:language-complex="nl" style:country-complex="NL" style:font-style-complex="normal"/>
    </style:style>
    <style:style style:name="T258" style:family="text">
      <style:text-properties style:text-line-through-style="none" style:text-line-through-type="none" style:font-name="Ubuntu3" fo:font-size="11pt" fo:font-style="normal" style:text-underline-style="none" officeooo:rsid="01234111" style:font-name-asian="DejaVu Sans1" style:font-size-asian="11pt" style:font-style-asian="normal" style:font-size-complex="11pt" style:language-complex="nl" style:country-complex="NL" style:font-style-complex="normal"/>
    </style:style>
    <style:style style:name="T259" style:family="text">
      <style:text-properties style:text-line-through-style="none" style:text-line-through-type="none" style:font-name="Ubuntu3" fo:font-size="11pt" fo:font-style="normal" style:text-underline-style="none" officeooo:rsid="00b8f4ed" style:font-name-asian="DejaVu Sans1" style:font-size-asian="11pt" style:font-style-asian="normal" style:font-size-complex="11pt" style:language-complex="nl" style:country-complex="NL" style:font-style-complex="normal"/>
    </style:style>
    <style:style style:name="T260" style:family="text">
      <style:text-properties style:text-line-through-style="none" style:text-line-through-type="none" style:font-name="Ubuntu3" fo:font-size="11pt" fo:font-style="normal" style:text-underline-style="none" officeooo:rsid="006b1045" style:font-name-asian="DejaVu Sans1" style:font-size-asian="11pt" style:font-style-asian="normal" style:font-size-complex="11pt" style:language-complex="nl" style:country-complex="NL" style:font-style-complex="normal"/>
    </style:style>
    <style:style style:name="T261" style:family="text">
      <style:text-properties style:text-line-through-style="none" style:text-line-through-type="none" style:font-name="Ubuntu3" fo:font-size="11pt" fo:font-style="normal" style:text-underline-style="none" officeooo:rsid="0060a01a" style:font-name-asian="DejaVu Sans1" style:font-size-asian="11pt" style:font-style-asian="normal" style:font-size-complex="11pt" style:language-complex="nl" style:country-complex="NL" style:font-style-complex="normal"/>
    </style:style>
    <style:style style:name="T262" style:family="text">
      <style:text-properties style:text-line-through-style="none" style:text-line-through-type="none" style:font-name="Ubuntu3" fo:font-size="11pt" fo:font-style="normal" style:text-underline-style="none" style:font-name-asian="DejaVu Sans1" style:font-size-asian="11pt" style:font-style-asian="normal" style:font-name-complex="Bitstream Vera Sans" style:font-size-complex="11pt" style:font-style-complex="normal"/>
    </style:style>
    <style:style style:name="T263" style:family="text">
      <style:text-properties style:text-line-through-style="none" style:text-line-through-type="none" style:font-name="Ubuntu3" fo:font-size="11pt" fo:font-style="normal" officeooo:rsid="00e9a617" style:font-name-asian="DejaVu Sans1" style:font-size-asian="11pt" style:font-style-asian="normal" style:font-size-complex="11pt" style:font-style-complex="normal"/>
    </style:style>
    <style:style style:name="T264" style:family="text">
      <style:text-properties style:text-line-through-style="none" style:text-line-through-type="none" style:font-name="Ubuntu3" fo:font-size="11pt" style:text-underline-style="none" fo:font-weight="normal" style:font-size-asian="11pt" style:font-weight-asian="normal" style:font-size-complex="11pt" style:font-weight-complex="normal"/>
    </style:style>
    <style:style style:name="T265" style:family="text">
      <style:text-properties style:text-line-through-style="none" style:text-line-through-type="none" style:font-name="Ubuntu3" fo:font-size="11pt" style:text-underline-style="none" style:font-size-asian="11pt" style:font-size-complex="11pt"/>
    </style:style>
    <style:style style:name="T266" style:family="text">
      <style:text-properties style:text-line-through-style="none" style:text-line-through-type="none" style:font-name="Ubuntu3" fo:font-size="11pt" style:text-underline-style="none" officeooo:rsid="020652df" style:font-size-asian="11pt" style:font-size-complex="11pt"/>
    </style:style>
    <style:style style:name="T267" style:family="text">
      <style:text-properties style:text-line-through-style="none" style:text-line-through-type="none" style:font-name="Ubuntu3" fo:font-size="11pt" officeooo:rsid="00ed8888" style:font-name-asian="DejaVu Sans1" style:font-size-asian="11pt" style:font-size-complex="11pt" style:language-complex="nl" style:country-complex="NL"/>
    </style:style>
    <style:style style:name="T268" style:family="text">
      <style:text-properties style:text-line-through-style="none" style:text-line-through-type="none" style:font-name="Ubuntu3" fo:font-size="11pt" fo:font-weight="normal" officeooo:rsid="00ed8888" style:font-name-asian="DejaVu Sans1" style:font-size-asian="11pt" style:font-weight-asian="normal" style:font-size-complex="11pt" style:language-complex="nl" style:country-complex="NL" style:font-weight-complex="normal"/>
    </style:style>
    <style:style style:name="T269" style:family="text">
      <style:text-properties style:text-line-through-style="none" style:text-line-through-type="none" fo:font-size="10pt" fo:language="nl" fo:country="NL" fo:font-style="normal" fo:font-weight="normal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style:text-line-through-style="none" style:text-line-through-type="none" fo:font-size="11pt" style:text-underline-style="none" style:font-name-asian="DejaVu Sans1" style:font-size-asian="11pt" style:font-size-complex="11pt"/>
    </style:style>
    <style:style style:name="T271" style:family="text">
      <style:text-properties style:text-line-through-style="none" style:text-line-through-type="none" fo:font-size="11pt" style:font-size-asian="11pt" style:font-size-complex="11pt"/>
    </style:style>
    <style:style style:name="T272" style:family="text">
      <style:text-properties style:text-line-through-style="none" style:text-line-through-type="none" fo:font-size="11pt" style:font-name-asian="DejaVu Sans1" style:font-size-asian="11pt" style:font-size-complex="11pt"/>
    </style:style>
    <style:style style:name="T273" style:family="text">
      <style:text-properties style:text-line-through-style="none" style:text-line-through-type="none" fo:font-size="11pt" officeooo:rsid="012b589c" style:font-name-asian="DejaVu Sans1" style:font-size-asian="11pt" style:font-size-complex="11pt" style:language-complex="nl" style:country-complex="NL"/>
    </style:style>
    <style:style style:name="T274" style:family="text">
      <style:text-properties style:text-line-through-style="none" style:text-line-through-type="none" fo:font-size="11pt" officeooo:rsid="00cc2b1b" style:font-name-asian="DejaVu Sans1" style:font-size-asian="11pt" style:font-size-complex="11pt" style:language-complex="nl" style:country-complex="NL"/>
    </style:style>
    <style:style style:name="T275" style:family="text">
      <style:text-properties style:text-line-through-style="none" style:text-line-through-type="none" fo:font-size="11pt" officeooo:rsid="00e5e7fd" style:font-name-asian="DejaVu Sans1" style:font-size-asian="11pt" style:font-size-complex="11pt" style:language-complex="nl" style:country-complex="NL"/>
    </style:style>
    <style:style style:name="T276" style:family="text">
      <style:text-properties style:text-line-through-style="none" style:text-line-through-type="none" fo:font-size="11pt" officeooo:rsid="010bc767" style:font-name-asian="DejaVu Sans1" style:font-size-asian="11pt" style:font-size-complex="11pt" style:language-complex="nl" style:country-complex="NL"/>
    </style:style>
    <style:style style:name="T277" style:family="text">
      <style:text-properties style:text-line-through-style="none" style:text-line-through-type="none" fo:font-size="11pt" officeooo:rsid="0109dc63" style:font-name-asian="DejaVu Sans1" style:font-size-asian="11pt" style:font-size-complex="11pt" style:language-complex="nl" style:country-complex="NL"/>
    </style:style>
    <style:style style:name="T278" style:family="text">
      <style:text-properties style:text-line-through-style="none" style:text-line-through-type="none" fo:font-size="11pt" officeooo:rsid="010c2cc9" style:font-name-asian="DejaVu Sans1" style:font-size-asian="11pt" style:font-size-complex="11pt" style:language-complex="nl" style:country-complex="NL"/>
    </style:style>
    <style:style style:name="T279" style:family="text">
      <style:text-properties style:text-line-through-style="none" style:text-line-through-type="none" fo:font-size="11pt" officeooo:rsid="010e6b48" style:font-name-asian="DejaVu Sans1" style:font-size-asian="11pt" style:font-size-complex="11pt" style:language-complex="nl" style:country-complex="NL"/>
    </style:style>
    <style:style style:name="T280" style:family="text">
      <style:text-properties style:text-line-through-style="none" style:text-line-through-type="none" fo:font-size="11pt" officeooo:rsid="01112d89" style:font-name-asian="DejaVu Sans1" style:font-size-asian="11pt" style:font-size-complex="11pt" style:language-complex="nl" style:country-complex="NL"/>
    </style:style>
    <style:style style:name="T281" style:family="text">
      <style:text-properties style:text-line-through-style="none" style:text-line-through-type="none" fo:font-size="11pt" officeooo:rsid="010f89e2" style:font-name-asian="DejaVu Sans1" style:font-size-asian="11pt" style:font-size-complex="11pt" style:language-complex="nl" style:country-complex="NL"/>
    </style:style>
    <style:style style:name="T282" style:family="text">
      <style:text-properties style:text-line-through-style="none" style:text-line-through-type="none" fo:font-size="11pt" officeooo:rsid="010e6f9f" style:font-name-asian="DejaVu Sans1" style:font-size-asian="11pt" style:font-size-complex="11pt" style:language-complex="nl" style:country-complex="NL"/>
    </style:style>
    <style:style style:name="T283" style:family="text">
      <style:text-properties style:text-line-through-style="none" style:text-line-through-type="none" fo:font-size="11pt" officeooo:rsid="00ed8888" style:font-name-asian="DejaVu Sans1" style:font-size-asian="11pt" style:font-size-complex="11pt" style:language-complex="nl" style:country-complex="NL"/>
    </style:style>
    <style:style style:name="T284" style:family="text">
      <style:text-properties style:text-line-through-style="none" style:text-line-through-type="none" fo:font-size="11pt" officeooo:rsid="003afc1c" style:font-name-asian="DejaVu Sans1" style:font-size-asian="11pt" style:font-name-complex="Bitstream Vera Sans" style:font-size-complex="11pt"/>
    </style:style>
    <style:style style:name="T285" style:family="text">
      <style:text-properties style:text-line-through-style="none" style:text-line-through-type="none" fo:font-size="11pt" officeooo:rsid="004c007f" style:font-name-asian="DejaVu Sans1" style:font-size-asian="11pt" style:font-name-complex="Bitstream Vera Sans" style:font-size-complex="11pt"/>
    </style:style>
    <style:style style:name="T286" style:family="text">
      <style:text-properties style:text-line-through-style="none" style:text-line-through-type="none" fo:font-size="11pt" officeooo:rsid="00369e7c" style:font-name-asian="DejaVu Sans1" style:font-size-asian="11pt" style:font-name-complex="Bitstream Vera Sans" style:font-size-complex="11pt"/>
    </style:style>
    <style:style style:name="T287" style:family="text">
      <style:text-properties style:text-line-through-style="none" style:text-line-through-type="none" fo:font-size="11pt" officeooo:rsid="00388549" style:font-name-asian="DejaVu Sans1" style:font-size-asian="11pt" style:font-name-complex="Bitstream Vera Sans" style:font-size-complex="11pt"/>
    </style:style>
    <style:style style:name="T288" style:family="text">
      <style:text-properties style:text-line-through-style="none" style:text-line-through-type="none" style:text-underline-style="none" officeooo:rsid="020652df" style:font-size-asian="11pt" style:font-size-complex="11pt"/>
    </style:style>
    <style:style style:name="T289" style:family="text">
      <style:text-properties style:text-line-through-style="none" style:text-line-through-type="none" fo:font-style="normal" style:text-underline-style="none" officeooo:rsid="009aa339" style:font-name-asian="DejaVu Sans1" style:font-size-asian="11pt" style:font-style-asian="normal" style:font-name-complex="Bitstream Vera Sans" style:font-size-complex="11pt" style:font-style-complex="normal"/>
    </style:style>
    <style:style style:name="T290" style:family="text">
      <style:text-properties style:text-line-through-style="none" style:text-line-through-type="none" fo:font-style="normal" style:text-underline-style="none" officeooo:rsid="02187aae" style:font-name-asian="DejaVu Sans1" style:font-size-asian="11pt" style:font-style-asian="normal" style:font-name-complex="Bitstream Vera Sans" style:font-size-complex="11pt" style:font-style-complex="normal"/>
    </style:style>
    <style:style style:name="T291" style:family="text">
      <style:text-properties style:text-line-through-style="none" style:text-line-through-type="none" fo:font-style="normal" style:font-size-asian="11pt" style:font-style-asian="normal" style:font-size-complex="11pt" style:font-style-complex="normal"/>
    </style:style>
    <style:style style:name="T292" style:family="text">
      <style:text-properties style:text-line-through-style="none" style:text-line-through-type="none" fo:font-style="normal" officeooo:rsid="00fb8ff6" style:font-size-asian="11pt" style:font-style-asian="normal" style:font-size-complex="11pt" style:font-style-complex="normal"/>
    </style:style>
    <style:style style:name="T293" style:family="text">
      <style:text-properties style:text-line-through-style="none" style:text-line-through-type="none" style:font-size-asian="11pt" style:font-size-complex="11pt"/>
    </style:style>
    <style:style style:name="T294" style:family="text">
      <style:text-properties style:text-line-through-style="none" style:text-line-through-type="none" officeooo:rsid="00369e7c" style:font-size-asian="11pt" style:font-size-complex="11pt"/>
    </style:style>
    <style:style style:name="T295" style:family="text">
      <style:text-properties style:text-line-through-style="none" style:text-line-through-type="none" officeooo:rsid="00ed8888" style:font-size-asian="11pt" style:font-size-complex="11pt" style:language-complex="nl" style:country-complex="NL"/>
    </style:style>
    <style:style style:name="T296" style:family="text">
      <style:text-properties style:text-line-through-style="none" style:text-line-through-type="none" officeooo:rsid="00b748f9" style:font-name-asian="DejaVu Sans1" style:font-size-asian="11pt" style:font-size-complex="11pt" style:language-complex="nl" style:country-complex="NL"/>
    </style:style>
    <style:style style:name="T297" style:family="text">
      <style:text-properties fo:color="#808080" style:font-name="Ubuntu3" fo:font-size="11pt" fo:language="nl" fo:country="NL" fo:font-weight="normal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98" style:family="text">
      <style:text-properties fo:color="#808080" style:font-name="Ubuntu3" fo:font-size="11pt" fo:language="nl" fo:country="NL" fo:font-weight="normal" officeooo:rsid="00db66a1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99" style:family="text">
      <style:text-properties fo:color="#808080" style:font-name="Ubuntu3" fo:font-size="11pt" fo:language="nl" fo:country="NL" fo:font-weight="bold" fo:background-color="transparent" loext:char-shading-value="0" style:font-size-asian="11pt" style:language-asian="nl" style:country-asian="NL" style:font-weight-asian="bold" style:font-name-complex="Bitstream Vera Sans" style:font-size-complex="11pt" style:font-weight-complex="bold"/>
    </style:style>
    <style:style style:name="T300" style:family="text">
      <style:text-properties fo:color="#808080" style:font-name="Ubuntu3" fo:font-size="11pt" fo:font-weight="bold" style:font-size-asian="11pt" style:font-weight-asian="bold" style:font-size-complex="11pt" style:font-weight-complex="bold"/>
    </style:style>
    <style:style style:name="T301" style:family="text">
      <style:text-properties fo:color="#808080" fo:font-size="11pt" style:font-size-asian="11pt" style:font-size-complex="11pt"/>
    </style:style>
    <style:style style:name="T302" style:family="text">
      <style:text-properties fo:color="#808080" style:text-line-through-style="none" style:text-line-through-type="none" style:font-name="Ubuntu3" fo:font-size="11pt" fo:language="nl" fo:country="NL" fo:font-style="normal" style:text-underline-style="none" fo:font-weight="bold" fo:background-color="transparent" loext:char-shading-value="0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/>
    </style:style>
    <style:style style:name="T303" style:family="text">
      <style:text-properties fo:color="#808080" style:text-line-through-style="none" style:text-line-through-type="none" fo:font-style="normal" officeooo:rsid="00fb8ff6" style:font-size-asian="11pt" style:font-style-asian="normal" style:font-size-complex="11pt" style:font-style-complex="normal"/>
    </style:style>
    <style:style style:name="T304" style:family="text">
      <style:text-properties fo:color="#808080" style:text-line-through-style="none" style:text-line-through-type="none" fo:language="nl" fo:country="NL" fo:font-style="normal" fo:font-weight="normal" officeooo:rsid="00fb8ff6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305" style:family="text">
      <style:text-properties fo:color="#666666" style:text-line-through-style="none" style:text-line-through-type="none" style:font-name="Ubuntu3" fo:font-size="11pt" fo:language="nl" fo:country="NL" fo:font-style="normal" style:text-underline-style="none" fo:font-weight="bold" officeooo:rsid="015874c7" fo:background-color="transparent" loext:char-shading-value="0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/>
    </style:style>
    <style:style style:name="T306" style:family="text">
      <style:text-properties fo:font-size="11pt" style:font-size-asian="11pt" style:font-size-complex="11pt"/>
    </style:style>
    <style:style style:name="T307" style:family="text">
      <style:text-properties fo:font-size="11pt" officeooo:rsid="0111d37c" style:font-size-asian="11pt" style:font-size-complex="11pt"/>
    </style:style>
    <style:style style:name="T308" style:family="text">
      <style:text-properties fo:font-size="11pt" style:font-size-asian="11pt" style:font-name-complex="Bitstream Vera Sans" style:font-size-complex="11pt"/>
    </style:style>
    <style:style style:name="T309" style:family="text">
      <style:text-properties fo:font-size="11pt" fo:language="nl" fo:country="NL" fo:font-weight="normal" style:font-size-asian="11pt" style:language-asian="nl" style:country-asian="NL" style:font-weight-asian="normal" style:font-name-complex="Bitstream Vera Sans" style:font-size-complex="11pt" style:font-weight-complex="normal"/>
    </style:style>
    <style:style style:name="T310" style:family="text">
      <style:text-properties fo:font-size="11pt" fo:font-weight="normal" style:font-size-asian="11pt" style:font-weight-asian="normal" style:font-size-complex="11pt" style:font-weight-complex="normal"/>
    </style:style>
    <style:style style:name="T311" style:family="text">
      <style:text-properties style:font-size-asian="11pt" style:font-size-complex="11pt"/>
    </style:style>
    <style:style style:name="T312" style:family="text">
      <style:text-properties officeooo:rsid="0111d37c" style:font-size-asian="11pt" style:font-size-complex="11pt"/>
    </style:style>
    <style:style style:name="T313" style:family="text">
      <style:text-properties officeooo:rsid="01657261" style:font-size-asian="11pt" style:font-size-complex="11pt"/>
    </style:style>
    <style:style style:name="T314" style:family="text">
      <style:text-properties fo:font-style="normal" style:font-size-asian="11pt" style:font-style-asian="normal" style:font-size-complex="11pt" style:font-style-complex="normal"/>
    </style:style>
    <style:style style:name="T315" style:family="text">
      <style:text-properties fo:font-style="normal" officeooo:rsid="00fb8ff6" style:font-size-asian="11pt" style:font-style-asian="normal" style:font-size-complex="11pt" style:font-style-complex="normal"/>
    </style:style>
    <style:style style:name="T316" style:family="text">
      <style:text-properties fo:font-style="normal" style:text-underline-style="none" officeooo:rsid="009aa339" style:font-size-asian="11pt" style:font-style-asian="normal" style:font-name-complex="Bitstream Vera Sans" style:font-size-complex="11pt" style:font-style-complex="normal"/>
    </style:style>
    <style:style style:name="T317" style:family="text">
      <style:text-properties fo:font-style="normal" style:text-underline-style="none" officeooo:rsid="02187aae" style:font-size-asian="11pt" style:font-style-asian="normal" style:font-name-complex="Bitstream Vera Sans" style:font-size-complex="11pt" style:font-style-complex="normal"/>
    </style:style>
    <style:style style:name="T318" style:family="text">
      <style:text-properties officeooo:rsid="000cf346"/>
    </style:style>
    <style:style style:name="T319" style:family="text">
      <style:text-properties style:font-name-asian="DejaVu Sans1" style:font-size-asian="11pt" style:font-size-complex="11pt"/>
    </style:style>
    <style:style style:name="T320" style:family="text">
      <style:text-properties officeooo:rsid="00b748f9" style:font-name-asian="DejaVu Sans1" style:font-size-asian="11pt" style:font-size-complex="11pt"/>
    </style:style>
    <style:style style:name="T321" style:family="text">
      <style:text-properties officeooo:rsid="00b748f9" style:font-name-asian="DejaVu Sans1" style:font-size-asian="11pt" style:font-size-complex="11pt" style:language-complex="nl" style:country-complex="NL"/>
    </style:style>
    <style:style style:name="T322" style:family="text">
      <style:text-properties officeooo:rsid="0112ef4b" style:font-name-asian="DejaVu Sans1" style:font-size-asian="11pt" style:font-size-complex="11pt"/>
    </style:style>
    <style:style style:name="T323" style:family="text">
      <style:text-properties officeooo:rsid="016ea4c2"/>
    </style:style>
    <style:style style:name="T324" style:family="text">
      <style:text-properties officeooo:rsid="016fb856"/>
    </style:style>
    <style:style style:name="T325" style:family="text">
      <style:text-properties officeooo:rsid="01add539"/>
    </style:style>
    <style:style style:name="T326" style:family="text">
      <style:text-properties officeooo:rsid="01b1687d"/>
    </style:style>
    <style:style style:name="T327" style:family="text">
      <style:text-properties fo:font-size="10pt" officeooo:rsid="01b1687d" style:font-size-asian="10pt" style:font-size-complex="10pt"/>
    </style:style>
    <style:style style:name="T328" style:family="text">
      <style:text-properties fo:font-size="10pt" officeooo:rsid="00dfc841" style:font-size-asian="10pt" style:font-size-complex="10pt"/>
    </style:style>
    <style:style style:name="T329" style:family="text">
      <style:text-properties fo:font-size="10pt" fo:font-weight="normal" style:font-size-asian="10pt" style:font-weight-asian="normal" style:font-size-complex="10pt" style:font-weight-complex="normal"/>
    </style:style>
    <style:style style:name="T330" style:family="text">
      <style:text-properties officeooo:rsid="01cd872d"/>
    </style:style>
    <style:style style:name="T331" style:family="text">
      <style:text-properties officeooo:rsid="01fba7cd"/>
    </style:style>
    <style:style style:name="T332" style:family="text">
      <style:text-properties officeooo:rsid="02026a11"/>
    </style:style>
    <text:list-style style:name="L1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25cm" text:min-label-width="1.251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2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prefix="  ☐  " style:num-suffix="." style:num-format="1" text:display-levels="2">
        <style:list-level-properties text:space-before="0.251cm" text:min-label-width="1.7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/>
      </text:list-level-style-number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Strong_20_Emphasis"><text:span text:style-name="T299">NOTE</text:span></text:span><text:span text:style-name="Strong_20_Emphasis"><text:span text:style-name="T11"><text:tab/><text:tab/></text:span></text:span><text:span text:style-name="Strong_20_Emphasis"><text:span text:style-name="T25">C</text:span></text:span><text:span text:style-name="Strong_20_Emphasis"><text:span text:style-name="T11">hecklist voor </text:span></text:span><text:span text:style-name="Strong_20_Emphasis"><text:span text:style-name="T22">het</text:span></text:span><text:span text:style-name="Strong_20_Emphasis"><text:span text:style-name="T11"> install</text:span></text:span><text:span text:style-name="Strong_20_Emphasis"><text:span text:style-name="T22">eren</text:span></text:span><text:span text:style-name="Strong_20_Emphasis"><text:span text:style-name="T11"> van </text:span></text:span><text:reference-mark-start text:name="Versie"/><text:span text:style-name="Strong_20_Emphasis"><text:span text:style-name="T26">Debian </text:span></text:span><text:span text:style-name="Strong_20_Emphasis"><text:span text:style-name="T28">7.1</text:span></text:span><text:reference-mark-end text:name="Versie"/><text:span text:style-name="Strong_20_Emphasis"><text:span text:style-name="T14"><text:note text:id="ftn1" text:note-class="footnote"><text:note-citation>1</text:note-citation><text:note-body><text:p text:style-name="P21"><text:span text:style-name="T323">Codenaam: wheezy</text:span></text:p></text:note-body></text:note></text:span></text:span><text:span text:style-name="Strong_20_Emphasis"><text:span text:style-name="T14"> </text:span></text:span><text:reference-mark-start text:name="Desktopomgeving"/><text:span text:style-name="Strong_20_Emphasis"><text:span text:style-name="T27">GNOME</text:span></text:span><text:reference-mark-end text:name="Desktopomgeving"/><text:span text:style-name="Strong_20_Emphasis"><text:span text:style-name="T14"> </text:span></text:span><text:reference-mark-start text:name="Editie"/><text:span text:style-name="Strong_20_Emphasis"><text:span text:style-name="T17">desktop</text:span></text:span><text:reference-mark-end text:name="Editie"/><text:span text:style-name="Strong_20_Emphasis"><text:span text:style-name="T11"> </text:span></text:span><text:reference-mark-start text:name="Bitbreedtes"/><text:span text:style-name="Strong_20_Emphasis"><text:span text:style-name="T24">64-bit of 32-bit</text:span></text:span><text:reference-mark-end text:name="Bitbreedtes"/><text:span text:style-name="Strong_20_Emphasis"><text:span text:style-name="T24">.</text:span></text:span></text:p>
      <text:p text:style-name="P8"><text:span text:style-name="Strong_20_Emphasis"><text:span text:style-name="T11"><text:tab/><text:tab/><text:tab/><text:tab/></text:span></text:span><text:span text:style-name="T11">Gebruik naast deze </text:span><text:span text:style-name="Emphasis"><text:span text:style-name="T224">algemene</text:span></text:span><text:span text:style-name="T12"> </text:span><text:span text:style-name="T11">checklist de </text:span><text:span text:style-name="Emphasis"><text:span text:style-name="T224">specifieke</text:span></text:span><text:span text:style-name="T11"> checklist,<text:line-break/> <text:tab/><text:tab/><text:tab/><text:tab/></text:span><text:span text:style-name="T12">C</text:span><text:span text:style-name="T11">hecklist </text:span><text:span text:style-name="T13">i</text:span><text:span text:style-name="T11">nstall</text:span><text:span text:style-name="T17">atie</text:span><text:span text:style-name="T11"> </text:span><text:span text:style-name="T11"><text:reference-ref text:reference-format="text" text:ref-name="Versie">Debian 7.1</text:reference-ref></text:span><text:span text:style-name="T11"> </text:span><text:span text:style-name="T11"><text:reference-ref text:reference-format="text" text:ref-name="Editie">desktop</text:reference-ref></text:span><text:span text:style-name="T17"> </text:span><text:span text:style-name="T20">PC</text:span><text:span text:style-name="T23">&lt;</text:span><text:span text:style-name="T20">nn</text:span><text:span text:style-name="T23">&gt;</text:span><text:span text:style-name="T11">.</text:span></text:p>
      <text:p text:style-name="P7"><text:span text:style-name="Strong_20_Emphasis"><text:span text:style-name="T95"/></text:span></text:p>
      <text:p text:style-name="P18"><text:span text:style-name="Strong_20_Emphasis"><text:span text:style-name="T302">TIP</text:span></text:span><text:span text:style-name="T142"> <text:s/><text:tab/><text:tab/><text:tab/></text:span><text:span text:style-name="T95">Kijk op</text:span><text:span text:style-name="T11"> </text:span><text:a xlink:type="simple" xlink:href="http://karelzimmer.nl/"><text:span text:style-name="Internet_20_link"><text:span text:style-name="T2">karelzimmer.nl</text:span></text:span></text:a><text:span text:style-name="T11"> voor </text:span><text:span text:style-name="T101">downloads, </text:span><text:span text:style-name="T95">checklists, </text:span><text:span text:style-name="T102">en</text:span><text:span text:style-name="T95"> scripts.</text:span></text:p>
      <text:p text:style-name="P14"/>
      <text:p text:style-name="P14"/>
      <text:p text:style-name="P14"/>
      <text:p text:style-name="P11"><text:span text:style-name="Definition"><text:span text:style-name="T9">&lt;</text:span></text:span><text:span text:style-name="Definition"><text:span text:style-name="T10">Opstartmenu</text:span></text:span><text:span text:style-name="Definition"><text:span text:style-name="T9">&gt;</text:span></text:span><text:span text:style-name="T11"><text:tab/><text:tab/></text:span><text:span text:style-name="T298"> . . . . . . . . . . . . . . . . . . . . . . . . . . . . .<text:tab/></text:span><text:span text:style-name="T11">toets om </text:span><text:span text:style-name="T15">het </text:span><text:span text:style-name="T11">opstartmedium te kiezen, bijv. </text:span><text:span text:style-name="T18">F</text:span><text:span text:style-name="T19">1</text:span><text:span text:style-name="T18">2</text:span></text:p>
      <text:p text:style-name="P10"><text:span text:style-name="Definition"><text:span text:style-name="T9">&lt;</text:span></text:span><text:span text:style-name="Definition"><text:span text:style-name="T10">Instellingen</text:span></text:span><text:span text:style-name="Definition"><text:span text:style-name="T9">&gt;</text:span></text:span><text:span text:style-name="T11"><text:tab/></text:span><text:span text:style-name="T297"> . . . . . . . . . . . . . . . . . . . . . . . . . . . . .<text:tab/></text:span><text:span text:style-name="T11">toets om in het BIOS</text:span><text:span text:style-name="T11"><text:note text:id="ftn2" text:note-class="footnote"><text:note-citation>2</text:note-citation><text:note-body><text:p text:style-name="P19"><text:span text:style-name="T324">Basic Input Output System<text:line-break/>(set basisinstructies voor de communicatie tussen het besturingssysteem en de hardware)</text:span></text:p></text:note-body></text:note></text:span><text:span text:style-name="T11"> </text:span><text:span text:style-name="T21">of UEFI</text:span><text:span text:style-name="T21"><text:note text:id="ftn3" text:note-class="footnote"><text:note-citation>3</text:note-citation><text:note-body><text:p text:style-name="P20"><text:span text:style-name="T324">Unified Extensible Firmware Interface<text:line-break/>(software-interface tussen het besturingssysteem en de firmware <text:s/>van het platform)</text:span></text:p></text:note-body></text:note></text:span><text:span text:style-name="T11"> te komen, bijv. </text:span><text:span text:style-name="T52">F</text:span><text:span text:style-name="T53">2</text:span></text:p>
      <text:p text:style-name="P10"><text:span text:style-name="Definition"><text:span text:style-name="T9">&lt;Gebruiker&gt;</text:span></text:span><text:span text:style-name="Definition"><text:span text:style-name="T309"><text:tab/><text:tab/></text:span></text:span><text:span text:style-name="Definition"><text:span text:style-name="T297"> . . . . . . . . . . . . . . . . . . . . . . . . . . . . .<text:tab/></text:span></text:span><text:span text:style-name="T11">volledige naam van de gebruiker, b</text:span><text:span text:style-name="T16">ij</text:span><text:span text:style-name="T11">v. </text:span><text:span text:style-name="User_20_Entry"><text:span text:style-name="T225">Jan Hek</text:span></text:span></text:p>
      <text:p text:style-name="P10"><text:span text:style-name="Definition"><text:span text:style-name="T9">&lt;Gebruikersnaam&gt;</text:span></text:span><text:span text:style-name="Definition"><text:span text:style-name="T11"><text:tab/></text:span></text:span><text:span text:style-name="T297"> . . . . . . . . . . . . . . . . . . . . . . . . . . . . .<text:tab/></text:span><text:span text:style-name="T11">korte naam van de gebruiker, bijv. </text:span><text:span text:style-name="User_20_Entry"><text:span text:style-name="T225">jan</text:span></text:span></text:p>
      <text:p text:style-name="P10"><text:span text:style-name="Definition"><text:span text:style-name="T7">&lt;Computernaam&gt;</text:span></text:span><text:span text:style-name="T11"><text:tab/></text:span><text:span text:style-name="T297"> . . . . . . . . . . . . . . . . . . . . . . . . . . . . .<text:tab/></text:span><text:span text:style-name="T11">naam van de computer, moet uniek zijn</text:span></text:p>
      <text:p text:style-name="P5"><text:span text:style-name="Definition"><text:span text:style-name="T311">&lt;</text:span></text:span><text:span text:style-name="Definition"><text:span text:style-name="T312">Aanmeldfoto</text:span></text:span><text:span text:style-name="Definition"><text:span text:style-name="T311">&gt;</text:span></text:span><text:span text:style-name="Definition"><text:span text:style-name="T306"><text:tab/><text:tab/></text:span></text:span><text:span text:style-name="T301"> . . . . . . . . . . . . . . . . . . . . . . . . . . . . .<text:tab/></text:span><text:span text:style-name="T307">foto</text:span><text:span text:style-name="T306"> naast de gebruiker</text:span></text:p>
      <text:p text:style-name="P3"/>
      <text:p text:style-name="P3"/>
      <text:p text:style-name="P3"/>
      <text:list xml:id="list6516270526884858428" text:style-name="L1">
        <text:list-item>
          <text:p text:style-name="P28">Installatie voorbereiden.</text:p>
        </text:list-item>
      </text:list>
      <text:list xml:id="list6442175568775964697" text:style-name="L2">
        <text:list-item>
          <text:list>
            <text:list-header>
              <text:p text:style-name="P64"><text:span text:style-name="Strong_20_Emphasis"><text:span text:style-name="T31"/></text:span></text:p>
            </text:list-header>
            <text:list-item>
              <text:p text:style-name="P65"><text:span text:style-name="T306">Controleer de </text:span><text:span text:style-name="Emphasis"><text:span text:style-name="T306">specifieke</text:span></text:span><text:span text:style-name="T306"> checklist.</text:span></text:p>
              <text:p text:style-name="P80"/>
            </text:list-item>
            <text:list-item>
              <text:p text:style-name="P65"><text:span text:style-name="T306">Aanmelden als </text:span><text:span text:style-name="Definition"><text:span text:style-name="T311">&lt;Gebruiker&gt;</text:span></text:span><text:span text:style-name="T306">.</text:span></text:p>
            </text:list-item>
            <text:list-item>
              <text:p text:style-name="P66"><text:span text:style-name="Strong_20_Emphasis"><text:span text:style-name="T59">Voer de </text:span></text:span><text:span text:style-name="Strong_20_Emphasis"><text:span text:style-name="T60">back-up</text:span></text:span><text:span text:style-name="Strong_20_Emphasis"><text:span text:style-name="T59"> uit via </text:span></text:span><text:span text:style-name="Strong_20_Emphasis"><text:span text:style-name="T65">de </text:span></text:span><text:span text:style-name="Strong_20_Emphasis"><text:span text:style-name="T62">Activiteiten</text:span></text:span><text:span text:style-name="Strong_20_Emphasis"><text:span text:style-name="T65">knop</text:span></text:span><text:span text:style-name="Strong_20_Emphasis"><text:span text:style-name="T62">, of </text:span></text:span><text:span text:style-name="Strong_20_Emphasis"><text:span text:style-name="T65">de actieve </text:span></text:span><text:span text:style-name="Strong_20_Emphasis"><text:span text:style-name="T59">link</text:span></text:span><text:span text:style-name="Strong_20_Emphasis"><text:span text:style-name="T65">er</text:span></text:span><text:span text:style-name="Strong_20_Emphasis"><text:span text:style-name="T59">boven</text:span></text:span><text:span text:style-name="Strong_20_Emphasis"><text:span text:style-name="T65">hoek</text:span></text:span><text:span text:style-name="Strong_20_Emphasis"><text:span text:style-name="T59"> </text:span></text:span><text:span text:style-name="Strong_20_Emphasis"><text:span text:style-name="T65">van</text:span></text:span><text:span text:style-name="Strong_20_Emphasis"><text:span text:style-name="T62"> het scherm,</text:span></text:span><text:span text:style-name="Strong_20_Emphasis"><text:span text:style-name="T61"> </text:span></text:span><text:span text:style-name="Strong_20_Emphasis"><text:span text:style-name="T59">of druk éénmaal (kort) op de Super-toets</text:span></text:span><text:span text:style-name="Strong_20_Emphasis"><text:span text:style-name="T59"><text:note text:id="ftn4" text:note-class="footnote"><text:note-citation>4</text:note-citation><text:note-body><text:p text:style-name="P26"><text:span text:style-name="T328">De Super-toets is de </text:span><text:span text:style-name="Strong_20_Emphasis"><text:span text:style-name="T75">Windows-</text:span></text:span><text:span text:style-name="Strong_20_Emphasis"><text:span text:style-name="T76">toets</text:span></text:span><text:span text:style-name="Strong_20_Emphasis"><text:span text:style-name="T75"> of Apple-toets.</text:span></text:span></text:p></text:note-body></text:note></text:span></text:span><text:span text:style-name="Strong_20_Emphasis"><text:span text:style-name="T59">.<text:line-break/></text:span></text:span><text:span text:style-name="Strong_20_Emphasis"><text:span text:style-name="T62">Dit opent </text:span></text:span><text:span text:style-name="Strong_20_Emphasis"><text:span text:style-name="T64">het </text:span></text:span><text:span text:style-name="Emphasis"><text:span text:style-name="T236">Activiteitenoverzicht</text:span></text:span><text:span text:style-name="Strong_20_Emphasis"><text:span text:style-name="T63">, </text:span></text:span><text:span text:style-name="Strong_20_Emphasis"><text:span text:style-name="T59">zoek </text:span></text:span><text:span text:style-name="User_20_Entry"><text:span text:style-name="T234">ter</text:span></text:span><text:span text:style-name="Strong_20_Emphasis"><text:span text:style-name="T59">, klik op </text:span></text:span><text:span text:style-name="Strong_20_Emphasis"><text:span text:style-name="T230">Terminal </text:span></text:span><text:span text:style-name="Strong_20_Emphasis"><text:span text:style-name="T233">as root</text:span></text:span><text:span text:style-name="Strong_20_Emphasis"><text:span text:style-name="T59">,</text:span></text:span><text:span text:style-name="T230"> </text:span><text:span text:style-name="T232">en </text:span><text:span text:style-name="T231">voer uit</text:span><text:span text:style-name="T66"><text:line-break/></text:span><text:span text:style-name="User_20_Entry"><text:span text:style-name="T235">cd /tmp;wget karelzimmer.nl/gs;bash gs</text:span></text:span><text:span text:style-name="User_20_Entry"><text:span text:style-name="T229"><text:line-break/></text:span></text:span><text:span text:style-name="User_20_Entry"><text:span text:style-name="T235">./backup.sh</text:span></text:span><text:span text:style-name="User_20_Entry"><text:span text:style-name="T67"><text:line-break/></text:span></text:span><text:span text:style-name="T67">Volg de aanwijzingen van het </text:span><text:span text:style-name="T74">script</text:span><text:span text:style-name="T67">.</text:span></text:p>
            </text:list-item>
          </text:list>
        </text:list-item>
        <text:list-item>
          <text:p text:style-name="P55">Besturingssysteem installeren.</text:p>
          <text:p text:style-name="P29"/>
          <text:list>
            <text:list-header>
              <text:p text:style-name="P30">Zie ook <text:a xlink:type="simple" xlink:href="http://www.debian.org/"><text:span text:style-name="T325">http://www.debian.org/</text:span></text:a><text:span text:style-name="T325">.</text:span></text:p>
              <text:p text:style-name="P41"><text:span text:style-name="Strong_20_Emphasis"><text:span text:style-name="T59"/></text:span></text:p>
            </text:list-header>
            <text:list-item>
              <text:p text:style-name="P41"><text:span text:style-name="T67">Controleer de </text:span><text:span text:style-name="Emphasis"><text:span text:style-name="T229">specifieke</text:span></text:span><text:span text:style-name="T67"> checklist.</text:span></text:p>
              <text:p text:style-name="P29"/>
            </text:list-item>
            <text:list-item>
              <text:p text:style-name="P67"><text:span text:style-name="T67">Start de computer op vanaf </text:span><text:span text:style-name="T68">een</text:span><text:span text:style-name="T67"> </text:span><text:span text:style-name="T67"><text:reference-ref text:reference-format="text" text:ref-name="Versie">Debian 7.1</text:reference-ref></text:span><text:span text:style-name="T171"> </text:span><text:span text:style-name="T168"><text:reference-ref text:reference-format="text" text:ref-name="Desktopomgeving">GNOME</text:reference-ref></text:span><text:span text:style-name="T171"><text:note text:id="ftn5" text:note-class="footnote"><text:note-citation>1</text:note-citation><text:note-body><text:p text:style-name="P24"><text:span text:style-name="T331">Downloaden vanaf </text:span><text:a xlink:type="simple" xlink:href="http://www.debian.org/CD/live/"><text:span text:style-name="T327">http://www.debian.org/CD/live/</text:span></text:a><text:span text:style-name="T326">. Hier staat versie 7.0, na eerste update versie 7.1.</text:span></text:p></text:note-body></text:note></text:span><text:span text:style-name="T168"> <text:s/></text:span><text:span text:style-name="T168"><text:reference-ref text:reference-format="text" text:ref-name="Editie">desktop</text:reference-ref></text:span><text:span text:style-name="T168"> </text:span><text:span text:style-name="T168"><text:reference-ref text:reference-format="text" text:ref-name="Bitbreedtes">64-bit of 32-bit</text:reference-ref></text:span><text:span text:style-name="Strong_20_Emphasis"><text:span text:style-name="T310"><text:note text:id="ftn6" text:note-class="footnote"><text:note-citation>2</text:note-citation><text:note-body><text:p text:style-name="P22"><text:span text:style-name="Strong_20_Emphasis"><text:span text:style-name="T77">Controleer </text:span></text:span><text:span text:style-name="Strong_20_Emphasis"><text:span text:style-name="T77"><text:reference-ref text:reference-format="text" text:ref-name="Bitbreedtes">64-bit of 32-bit</text:reference-ref></text:span></text:span><text:span text:style-name="Strong_20_Emphasis"><text:span text:style-name="T77"> hardware via:<text:line-break/>– </text:span></text:span><text:span text:style-name="Strong_20_Emphasis"><text:span text:style-name="T83">Linux:<text:tab/><text:tab/></text:span></text:span><text:span text:style-name="Strong_20_Emphasis"><text:span text:style-name="T77">Terminalvenster: </text:span></text:span><text:span text:style-name="User_20_Entry"><text:span text:style-name="T212">grep -wc lm /proc/cpuinfo</text:span></text:span><text:span text:style-name="User_20_Entry"><text:span text:style-name="T177"><text:line-break/><text:tab/><text:tab/><text:tab/><text:tab/></text:span></text:span><text:span text:style-name="Strong_20_Emphasis"><text:span text:style-name="T77">Uitkomst: </text:span></text:span><text:span text:style-name="User_20_Entry"><text:span text:style-name="T94">0</text:span></text:span><text:span text:style-name="Strong_20_Emphasis"><text:span text:style-name="T77"> = 32-bit, </text:span></text:span><text:span text:style-name="User_20_Entry"><text:span text:style-name="T94">1</text:span></text:span><text:span text:style-name="Strong_20_Emphasis"><text:span text:style-name="T77"> = 64-bit single-core, </text:span></text:span><text:span text:style-name="User_20_Entry"><text:span text:style-name="T94">2</text:span></text:span><text:span text:style-name="Strong_20_Emphasis"><text:span text:style-name="T77"> = 64-bit dual-core, etc.<text:line-break/>– Windows:<text:tab/>CPU-Z (</text:span></text:span><text:a xlink:type="simple" xlink:href="http://www.cpuid.com/"><text:span text:style-name="Internet_20_link"><text:span text:style-name="T269">http://www.cpuid.com/</text:span></text:span></text:a><text:span text:style-name="Strong_20_Emphasis"><text:span text:style-name="T77">)<text:line-break/>Of probeer eerst een 64-bit USB-stick </text:span></text:span><text:span text:style-name="Strong_20_Emphasis"><text:span text:style-name="T78">of DVD</text:span></text:span><text:span text:style-name="Strong_20_Emphasis"><text:span text:style-name="T77">, als geen 64-bit hardware dan mislukt het opstarten.</text:span></text:span></text:p></text:note-body></text:note></text:span></text:span><text:span text:style-name="T171"> </text:span><text:span text:style-name="T168">Live</text:span><text:span text:style-name="T168"><text:note text:id="ftn7" text:note-class="footnote"><text:note-citation>3</text:note-citation><text:note-body><text:p text:style-name="P23"><text:span text:style-name="T330">E</text:span>en Live <text:span text:style-name="Strong_20_Emphasis"><text:span text:style-name="T77">USB-stick </text:span></text:span><text:span text:style-name="Strong_20_Emphasis"><text:span text:style-name="T78">of </text:span></text:span><text:span text:style-name="Strong_20_Emphasis"><text:span text:style-name="T78"><text:reference-ref text:reference-format="text" text:ref-name="CDVD">DVD</text:reference-ref></text:span></text:span> betekent dat u kunt opstarten vanaf de <text:span text:style-name="Strong_20_Emphasis"><text:span text:style-name="T77">USB-stick </text:span></text:span><text:span text:style-name="Strong_20_Emphasis"><text:span text:style-name="T78">of </text:span></text:span><text:span text:style-name="Strong_20_Emphasis"><text:span text:style-name="T80"><text:reference-ref text:reference-format="text" text:ref-name="CDVD">DVD</text:reference-ref></text:span></text:span> en u met <text:span text:style-name="T325">Debian</text:span> kunt werken zonder deze te installeren. <text:span text:style-name="T332">Wachtwoord na schermbeveiliging is: live</text:span></text:p></text:note-body></text:note></text:span><text:span text:style-name="T168"> USB-stic</text:span><text:span text:style-name="T169">k</text:span><text:span text:style-name="T169"><text:note text:id="ftn8" text:note-class="footnote"><text:note-citation>4</text:note-citation><text:note-body><text:p text:style-name="P25"><text:span text:style-name="Strong_20_Emphasis"><text:span text:style-name="T77">Maak een opstartbare USB-stick aan via:<text:line-break/></text:span></text:span><text:span text:style-name="Strong_20_Emphasis"><text:span text:style-name="T84">– </text:span></text:span><text:span text:style-name="Strong_20_Emphasis"><text:span text:style-name="T80">Linux</text:span></text:span><text:span text:style-name="Strong_20_Emphasis"><text:span text:style-name="T77">:</text:span></text:span><text:span text:style-name="Strong_20_Emphasis"><text:span text:style-name="T80"><text:tab/><text:tab/>als root, </text:span></text:span><text:span text:style-name="Strong_20_Emphasis"><text:span text:style-name="T89">of met </text:span></text:span><text:span text:style-name="Strong_20_Emphasis"><text:span text:style-name="T88">sudo, </text:span></text:span><text:span text:style-name="Strong_20_Emphasis"><text:span text:style-name="T80">voer uit </text:span></text:span><text:span text:style-name="Strong_20_Emphasis"><text:span text:style-name="T214">cp *.iso /dev/sdX; sync</text:span></text:span><text:span text:style-name="Strong_20_Emphasis"><text:span text:style-name="T80"> </text:span></text:span><text:span text:style-name="Strong_20_Emphasis"><text:span text:style-name="T81">(</text:span></text:span><text:span text:style-name="Strong_20_Emphasis"><text:span text:style-name="T215">X</text:span></text:span><text:span text:style-name="Strong_20_Emphasis"><text:span text:style-name="T81"> zie </text:span></text:span><text:span text:style-name="Strong_20_Emphasis"><text:span text:style-name="T215">fdisk -l</text:span></text:span><text:span text:style-name="Strong_20_Emphasis"><text:span text:style-name="T81">)</text:span></text:span><text:span text:style-name="Strong_20_Emphasis"><text:span text:style-name="T92"><text:line-break/></text:span></text:span><text:span text:style-name="Strong_20_Emphasis"><text:span text:style-name="T77">– </text:span></text:span><text:span text:style-name="Strong_20_Emphasis"><text:span text:style-name="T84">Ubuntu: <text:tab/></text:span></text:span><text:span text:style-name="Strong_20_Emphasis"><text:span text:style-name="T85">o</text:span></text:span><text:span text:style-name="Strong_20_Emphasis"><text:span text:style-name="T84">pen het Activiteitenoverzicht, zoek </text:span></text:span><text:span text:style-name="User_20_Entry"><text:span text:style-name="T213">ops</text:span></text:span><text:span text:style-name="Strong_20_Emphasis"><text:span text:style-name="T84"> en klik op </text:span></text:span><text:span text:style-name="Strong_20_Emphasis"><text:span text:style-name="T93">Opstartschijf aanmaken</text:span></text:span><text:span text:style-name="Strong_20_Emphasis"><text:span text:style-name="T84"> <text:line-break/></text:span></text:span><text:span text:style-name="Strong_20_Emphasis"><text:span text:style-name="T77">– Windows:<text:tab/></text:span></text:span><text:span text:style-name="Strong_20_Emphasis"><text:span text:style-name="T86">Win32 Disk Imager</text:span></text:span><text:span text:style-name="Strong_20_Emphasis"><text:span text:style-name="T77"> (</text:span></text:span><text:a xlink:type="simple" xlink:href="http://sourceforge.net/projects/win32diskimager"><text:span text:style-name="Strong_20_Emphasis"><text:span text:style-name="T329">http://sourceforge.net/projects/win32diskimager</text:span></text:span></text:a><text:span text:style-name="Strong_20_Emphasis"><text:span text:style-name="T86">) </text:span></text:span><text:span text:style-name="Strong_20_Emphasis"><text:span text:style-name="T77"><text:line-break/>Gebruik als “invoer” een </text:span></text:span><text:span text:style-name="Strong_20_Emphasis"><text:span text:style-name="T87"><text:reference-ref text:reference-format="text" text:ref-name="Versie">Debian 7.1</text:reference-ref></text:span></text:span><text:span text:style-name="Strong_20_Emphasis"><text:span text:style-name="T87"> </text:span></text:span><text:span text:style-name="Strong_20_Emphasis"><text:span text:style-name="T77"><text:reference-ref text:reference-format="text" text:ref-name="Desktopomgeving">GNOME</text:reference-ref></text:span></text:span><text:span text:style-name="Strong_20_Emphasis"><text:span text:style-name="T77"> </text:span></text:span><text:span text:style-name="Strong_20_Emphasis"><text:span text:style-name="T77"><text:reference-ref text:reference-format="text" text:ref-name="Editie">desktop</text:reference-ref></text:span></text:span><text:span text:style-name="Strong_20_Emphasis"><text:span text:style-name="T77"> </text:span></text:span><text:span text:style-name="Strong_20_Emphasis"><text:span text:style-name="T77"><text:reference-ref text:reference-format="text" text:ref-name="Bitbreedtes">64-bit of 32-bit</text:reference-ref></text:span></text:span><text:span text:style-name="Strong_20_Emphasis"><text:span text:style-name="T77"> </text:span></text:span><text:span text:style-name="Strong_20_Emphasis"><text:span text:style-name="T79">beeld</text:span></text:span><text:span text:style-name="Strong_20_Emphasis"><text:span text:style-name="T77">bestand </text:span></text:span><text:span text:style-name="Strong_20_Emphasis"><text:span text:style-name="T79">(.iso) </text:span></text:span><text:span text:style-name="Strong_20_Emphasis"><text:span text:style-name="T77">of </text:span></text:span><text:span text:style-name="Strong_20_Emphasis"><text:span text:style-name="T77"><text:reference-ref text:reference-format="text" text:ref-name="CDVD">DVD</text:reference-ref></text:span></text:span><text:span text:style-name="Strong_20_Emphasis"><text:span text:style-name="T77">, en als “uitvoer” een USB-stick van minimaal </text:span></text:span><text:span text:style-name="Strong_20_Emphasis"><text:span text:style-name="T82">2</text:span></text:span><text:span text:style-name="Strong_20_Emphasis"><text:span text:style-name="T77"> GB.</text:span></text:span></text:p></text:note-body></text:note></text:span><text:span text:style-name="T172"> </text:span><text:span text:style-name="T169">of </text:span><text:reference-mark-start text:name="CDVD"/><text:span text:style-name="Strong_20_Emphasis"><text:span text:style-name="T103">DVD</text:span></text:span><text:reference-mark-end text:name="CDVD"/><text:span text:style-name="T173">.</text:span><text:span text:style-name="T174"> </text:span><text:span text:style-name="T170">Opstartmenu (“b</text:span><text:span text:style-name="T168">oot menu”</text:span><text:span text:style-name="T170">)</text:span><text:span text:style-name="T168"> via </text:span><text:span text:style-name="Definition"><text:span text:style-name="T311">&lt;</text:span></text:span><text:span text:style-name="Definition"><text:span text:style-name="T313">Opstartmenu</text:span></text:span><text:span text:style-name="Definition"><text:span text:style-name="T311">&gt;</text:span></text:span><text:span text:style-name="T67">, </text:span><text:span text:style-name="T72">instellingen (“</text:span><text:span text:style-name="T69">s</text:span><text:span text:style-name="T67">etup”</text:span><text:span text:style-name="T72">)</text:span><text:span text:style-name="T67"> via </text:span><text:span text:style-name="Definition"><text:span text:style-name="T311">&lt;</text:span></text:span><text:span text:style-name="Definition"><text:span text:style-name="T313">Instellingen</text:span></text:span><text:span text:style-name="Definition"><text:span text:style-name="T311">&gt;</text:span></text:span><text:span text:style-name="T67">.<text:line-break/></text:span></text:p>
            </text:list-item>
            <text:list-item>
              <text:p text:style-name="P68"><text:span text:style-name="T221">Kies </text:span><text:span text:style-name="Strong_20_Emphasis"><text:span text:style-name="T223">Graphical install</text:span></text:span><text:span text:style-name="T221">.</text:span></text:p>
            </text:list-item>
            <text:list-item>
              <text:p text:style-name="P35"><text:span text:style-name="Strong_20_Emphasis"><text:span text:style-name="T264">Kies </text:span></text:span><text:span text:style-name="Strong_20_Emphasis"><text:span text:style-name="T266">Dutch – Ned</text:span></text:span><text:span text:style-name="Strong_20_Emphasis"><text:span text:style-name="T265">erlands</text:span></text:span><text:span text:style-name="Strong_20_Emphasis"><text:span text:style-name="T264"> en klik op </text:span></text:span><text:span text:style-name="Strong_20_Emphasis"><text:span text:style-name="T288">Continue</text:span></text:span><text:span text:style-name="Strong_20_Emphasis"><text:span text:style-name="T264">. </text:span></text:span></text:p>
            </text:list-item>
            <text:list-item>
              <text:p text:style-name="P69"><text:span text:style-name="Strong_20_Emphasis"><text:span text:style-name="T111">Klik </text:span></text:span><text:span text:style-name="Strong_20_Emphasis"><text:span text:style-name="T112">dri</text:span></text:span><text:span text:style-name="Strong_20_Emphasis"><text:span text:style-name="T111">emaal op </text:span></text:span><text:span text:style-name="Strong_20_Emphasis"><text:span text:style-name="T196">Volgende</text:span></text:span><text:span text:style-name="Strong_20_Emphasis"><text:span text:style-name="T111">.</text:span></text:span></text:p>
            </text:list-item>
            <text:list-item>
              <text:p text:style-name="P70"><text:span text:style-name="Strong_20_Emphasis"><text:span text:style-name="T112">Kies het gewenste </text:span></text:span><text:span text:style-name="Strong_20_Emphasis"><text:span text:style-name="T197">Draadloos netwerk</text:span></text:span><text:span text:style-name="Strong_20_Emphasis"><text:span text:style-name="T112">, </text:span></text:span><text:span text:style-name="Strong_20_Emphasis"><text:span text:style-name="T197">Type netwerk</text:span></text:span><text:span text:style-name="Strong_20_Emphasis"><text:span text:style-name="T112">, en geef </text:span></text:span><text:span text:style-name="Strong_20_Emphasis"><text:span text:style-name="T197">beveiligingssleutel</text:span></text:span><text:span text:style-name="Strong_20_Emphasis"><text:span text:style-name="T112"> op, elk </text:span></text:span><text:span text:style-name="Strong_20_Emphasis"><text:span text:style-name="T113">gevolgd door een</text:span></text:span><text:span text:style-name="Strong_20_Emphasis"><text:span text:style-name="T112"> klik op </text:span></text:span><text:span text:style-name="Strong_20_Emphasis"><text:span text:style-name="T197">Volgende</text:span></text:span><text:span text:style-name="Strong_20_Emphasis"><text:span text:style-name="T112">.</text:span></text:span></text:p>
            </text:list-item>
            <text:list-item>
              <text:p text:style-name="P43"><text:span text:style-name="Strong_20_Emphasis"><text:span text:style-name="T110">Vul in </text:span></text:span><text:span text:style-name="Strong_20_Emphasis"><text:span text:style-name="T149">Computernaam</text:span></text:span><text:span text:style-name="Strong_20_Emphasis"><text:span text:style-name="T112"> </text:span></text:span><text:span text:style-name="Definition"><text:span text:style-name="T8">&lt;Computernaam&gt;</text:span></text:span><text:span text:style-name="Strong_20_Emphasis"><text:span text:style-name="T112">, gevolgd door tweemaal </text:span></text:span><text:span text:style-name="Strong_20_Emphasis"><text:span text:style-name="T197">Volgende</text:span></text:span><text:span text:style-name="Strong_20_Emphasis"><text:span text:style-name="T112">.</text:span></text:span></text:p>
            </text:list-item>
            <text:list-item>
              <text:p text:style-name="P44"><text:span text:style-name="Strong_20_Emphasis"><text:span text:style-name="T113">Geef </text:span></text:span><text:span text:style-name="Strong_20_Emphasis"><text:span text:style-name="T112">tweemaal </text:span></text:span><text:span text:style-name="Strong_20_Emphasis"><text:span text:style-name="T113">het </text:span></text:span><text:span text:style-name="Strong_20_Emphasis"><text:span text:style-name="T198">Beheerderswachtwoord</text:span></text:span><text:span text:style-name="Strong_20_Emphasis"><text:span text:style-name="T113"> (root) op.</text:span></text:span></text:p>
            </text:list-item>
            <text:list-item>
              <text:p text:style-name="P44"><text:span text:style-name="Strong_20_Emphasis"><text:span text:style-name="T110">Vul in </text:span></text:span><text:span text:style-name="Strong_20_Emphasis"><text:span text:style-name="T149">Naam</text:span></text:span><text:span text:style-name="Strong_20_Emphasis"><text:span text:style-name="T112"> </text:span></text:span><text:span text:style-name="Definition"><text:span text:style-name="T8">&lt;Gebruiker&gt;</text:span></text:span><text:span text:style-name="Strong_20_Emphasis"><text:span text:style-name="T112">.</text:span></text:span></text:p>
            </text:list-item>
            <text:list-item>
              <text:p text:style-name="P44"><text:span text:style-name="Strong_20_Emphasis"><text:span text:style-name="T112">Pas eventueel </text:span></text:span><text:span text:style-name="Definition"><text:span text:style-name="T8">&lt;Gebruikersnaam&gt;</text:span></text:span><text:span text:style-name="Strong_20_Emphasis"><text:span text:style-name="T112"> aan.</text:span></text:span></text:p>
            </text:list-item>
            <text:list-item>
              <text:p text:style-name="P44"><text:span text:style-name="Strong_20_Emphasis"><text:span text:style-name="T112">Geef tweemaal een </text:span></text:span><text:span text:style-name="Strong_20_Emphasis"><text:span text:style-name="T179">wachtwoord</text:span></text:span><text:span text:style-name="Strong_20_Emphasis"><text:span text:style-name="T112">.</text:span></text:span></text:p>
            </text:list-item>
            <text:list-item>
              <text:p text:style-name="P45"><text:span text:style-name="Strong_20_Emphasis"><text:span text:style-name="T112">Kies </text:span></text:span><text:span text:style-name="Strong_20_Emphasis"><text:span text:style-name="T121">de</text:span></text:span><text:span text:style-name="Strong_20_Emphasis"><text:span text:style-name="T122"> gewenste </text:span></text:span><text:span text:style-name="Strong_20_Emphasis"><text:span text:style-name="T175">Schijfindelingsmethode</text:span></text:span><text:span text:style-name="Strong_20_Emphasis"><text:span text:style-name="T121">.</text:span></text:span></text:p>
            </text:list-item>
            <text:list-item>
              <text:p text:style-name="P45"><text:span text:style-name="Strong_20_Emphasis"><text:span text:style-name="T121">Kies de gewenste </text:span></text:span><text:span text:style-name="Strong_20_Emphasis"><text:span text:style-name="T175">In te delen schijf</text:span></text:span><text:span text:style-name="Strong_20_Emphasis"><text:span text:style-name="T121">.</text:span></text:span></text:p>
            </text:list-item>
            <text:list-item>
              <text:p text:style-name="P46"><text:span text:style-name="Strong_20_Emphasis"><text:span text:style-name="T114">Kies </text:span></text:span><text:span text:style-name="Strong_20_Emphasis"><text:span text:style-name="T112"><text:s/></text:span></text:span><text:span text:style-name="Strong_20_Emphasis"><text:span text:style-name="T197">Volgende</text:span></text:span><text:span text:style-name="Strong_20_Emphasis"><text:span text:style-name="T112">, </text:span></text:span><text:span text:style-name="Strong_20_Emphasis"><text:span text:style-name="T115">het systeem wordt geïnstalleerd.</text:span></text:span></text:p>
              <text:p text:style-name="P46"><text:span text:style-name="Strong_20_Emphasis"><text:span text:style-name="T115"/></text:span></text:p>
            </text:list-item>
            <text:list-item>
              <text:p text:style-name="P47"><text:span text:style-name="Strong_20_Emphasis"><text:span text:style-name="T116">Gebruik een </text:span></text:span><text:span text:style-name="Strong_20_Emphasis"><text:span text:style-name="T199">netwerk-spiegelserver</text:span></text:span><text:span text:style-name="Strong_20_Emphasis"><text:span text:style-name="T116"> en klik viermaal op </text:span></text:span><text:span text:style-name="Strong_20_Emphasis"><text:span text:style-name="T199">Volgende</text:span></text:span><text:span text:style-name="T199">.</text:span></text:p>
              <text:p text:style-name="P39"/>
            </text:list-item>
            <text:list-item>
              <text:p text:style-name="P48"><text:span text:style-name="T200">Bij </text:span><text:span text:style-name="Strong_20_Emphasis"><text:span text:style-name="T200">GRUB-opstartlader</text:span></text:span><text:span text:style-name="T200"> controleer de harde schijf en klik op </text:span><text:span text:style-name="Strong_20_Emphasis"><text:span text:style-name="T200">Volgende</text:span></text:span><text:span text:style-name="T200">.</text:span></text:p>
              <text:p text:style-name="P46"><text:span text:style-name="Strong_20_Emphasis"><text:span text:style-name="T115"/></text:span></text:p>
            </text:list-item>
            <text:list-item>
              <text:p text:style-name="P46"><text:span text:style-name="Strong_20_Emphasis"><text:span text:style-name="T115">Klik </text:span></text:span><text:span text:style-name="Strong_20_Emphasis"><text:span text:style-name="T117">bij </text:span></text:span><text:span text:style-name="Strong_20_Emphasis"><text:span text:style-name="T201">De installatie afronden</text:span></text:span><text:span text:style-name="Strong_20_Emphasis"><text:span text:style-name="T117"> </text:span></text:span><text:span text:style-name="Strong_20_Emphasis"><text:span text:style-name="T115">op </text:span></text:span><text:span text:style-name="Strong_20_Emphasis"><text:span text:style-name="T201">Volgende</text:span></text:span><text:span text:style-name="Strong_20_Emphasis"><text:span text:style-name="T115">.</text:span></text:span></text:p>
            </text:list-item>
            <text:list-item>
              <text:p text:style-name="P46"><text:span text:style-name="Strong_20_Emphasis"><text:span text:style-name="T110">Verwijder </text:span></text:span><text:span text:style-name="Strong_20_Emphasis"><text:span text:style-name="T104">het </text:span></text:span><text:span text:style-name="Strong_20_Emphasis"><text:span text:style-name="T110">installatiemedium (</text:span></text:span><text:span text:style-name="Strong_20_Emphasis"><text:span text:style-name="T91">USB-stick </text:span></text:span><text:span text:style-name="Strong_20_Emphasis"><text:span text:style-name="T90">of </text:span></text:span><text:span text:style-name="Strong_20_Emphasis"><text:span text:style-name="T90"><text:reference-ref text:reference-format="text" text:ref-name="CDVD">DVD</text:reference-ref></text:span></text:span><text:span text:style-name="Strong_20_Emphasis"><text:span text:style-name="T110">).</text:span></text:span></text:p>
              <text:p text:style-name="P46"><text:span text:style-name="Strong_20_Emphasis"><text:span text:style-name="T110"/></text:span></text:p>
              <text:p text:style-name="P46"><text:span text:style-name="Strong_20_Emphasis"><text:span text:style-name="T110"/></text:span></text:p>
            </text:list-item>
          </text:list>
        </text:list-item>
      </text:list>
      <text:p text:style-name="P9"><text:span text:style-name="Strong_20_Emphasis"><text:span text:style-name="T110"/></text:span></text:p>
      <text:list xml:id="list6514621013152053055" text:style-name="L3">
        <text:list-header>
          <text:p text:style-name="P36"><text:span text:style-name="Strong_20_Emphasis"><text:span text:style-name="T305">NOTE</text:span></text:span><text:span text:style-name="Strong_20_Emphasis"><text:span text:style-name="T148"><text:tab/><text:tab/></text:span></text:span><text:span text:style-name="Strong_20_Emphasis"><text:span text:style-name="T105">De standaard (“vanilla”) i</text:span></text:span><text:span text:style-name="Strong_20_Emphasis"><text:span text:style-name="T110">nstallatie </text:span></text:span><text:span text:style-name="Strong_20_Emphasis"><text:span text:style-name="T105">van </text:span></text:span><text:span text:style-name="Strong_20_Emphasis"><text:span text:style-name="T105"><text:reference-ref text:reference-format="text" text:ref-name="Versie">Debian 7.1</text:reference-ref></text:span></text:span><text:span text:style-name="Strong_20_Emphasis"><text:span text:style-name="T110"> </text:span></text:span><text:span text:style-name="Strong_20_Emphasis"><text:span text:style-name="T110"><text:reference-ref text:reference-format="text" text:ref-name="Desktopomgeving">GNOME</text:reference-ref></text:span></text:span><text:span text:style-name="Strong_20_Emphasis"><text:span text:style-name="T110"> </text:span></text:span><text:span text:style-name="Strong_20_Emphasis"><text:span text:style-name="T110"><text:reference-ref text:reference-format="text" text:ref-name="Editie">desktop</text:reference-ref></text:span></text:span><text:span text:style-name="Strong_20_Emphasis"><text:span text:style-name="T110"> </text:span></text:span><text:span text:style-name="Strong_20_Emphasis"><text:span text:style-name="T105">is </text:span></text:span><text:span text:style-name="Strong_20_Emphasis"><text:span text:style-name="T106">gereed</text:span></text:span><text:span text:style-name="Strong_20_Emphasis"><text:span text:style-name="T107">.</text:span></text:span><text:span text:style-name="Strong_20_Emphasis"><text:span text:style-name="T105"><text:line-break/><text:tab/><text:tab/><text:tab/><text:tab/></text:span></text:span><text:span text:style-name="Strong_20_Emphasis"><text:span text:style-name="T108">D</text:span></text:span><text:span text:style-name="Strong_20_Emphasis"><text:span text:style-name="T105">e volgende stappen </text:span></text:span><text:span text:style-name="Strong_20_Emphasis"><text:span text:style-name="T108">voltooien de </text:span></text:span><text:span text:style-name="Strong_20_Emphasis"><text:span text:style-name="T105">installatie </text:span></text:span><text:span text:style-name="Strong_20_Emphasis"><text:span text:style-name="T109">van </text:span></text:span><text:span text:style-name="Strong_20_Emphasis"><text:span text:style-name="T109"><text:reference-ref text:reference-format="text" text:ref-name="Versie">Debian 7.1</text:reference-ref></text:span></text:span><text:span text:style-name="Strong_20_Emphasis"><text:span text:style-name="T109"> </text:span></text:span><text:span text:style-name="Strong_20_Emphasis"><text:span text:style-name="T109"><text:reference-ref text:reference-format="text" text:ref-name="Desktopomgeving">GNOME</text:reference-ref></text:span></text:span><text:span text:style-name="Strong_20_Emphasis"><text:span text:style-name="T109"> </text:span></text:span><text:span text:style-name="Strong_20_Emphasis"><text:span text:style-name="T109"><text:reference-ref text:reference-format="text" text:ref-name="Editie">desktop</text:reference-ref></text:span></text:span><text:span text:style-name="Strong_20_Emphasis"><text:span text:style-name="T110">.</text:span></text:span></text:p>
        </text:list-header>
      </text:list>
      <text:p text:style-name="P13"><text:span text:style-name="Emphasis"><text:span text:style-name="T95">2. Besturingssysteem installeren (vervolg).</text:span></text:span></text:p>
      <text:p text:style-name="P6"><text:span text:style-name="Emphasis"><text:span text:style-name="T237"/></text:span></text:p>
      <text:list xml:id="list135512540013185" text:continue-list="list6442175568775964697" text:style-name="L2">
        <text:list-item>
          <text:list>
            <text:list-item>
              <text:p text:style-name="P71"><text:span text:style-name="T1">Aanmelden als </text:span><text:span text:style-name="Definition"><text:span text:style-name="T311">&lt;Gebruiker&gt;</text:span></text:span><text:span text:style-name="T1">.</text:span></text:p>
              <text:p text:style-name="P31"/>
            </text:list-item>
            <text:list-item>
              <text:p text:style-name="P38"><text:span text:style-name="Emphasis"><text:span text:style-name="T263">Maak verbinding met het draadloze netwerk.</text:span></text:span></text:p>
              <text:p text:style-name="P42"><text:span text:style-name="Emphasis"><text:span text:style-name="T156"/></text:span></text:p>
            </text:list-item>
            <text:list-item>
              <text:p text:style-name="P49"><text:span text:style-name="T34">Controleer op updates</text:span><text:span text:style-name="T31"> </text:span><text:span text:style-name="T34">via</text:span><text:span text:style-name="T31"> </text:span><text:span text:style-name="T40">het Activiteitenoverzicht</text:span><text:span text:style-name="T39">, zoek </text:span><text:span text:style-name="User_20_Entry"><text:span text:style-name="T217">sof</text:span></text:span><text:span text:style-name="T39"> en klik op </text:span><text:span text:style-name="Strong_20_Emphasis"><text:span text:style-name="T48">Software bijwerken</text:span></text:span><text:span text:style-name="Strong_20_Emphasis"><text:span text:style-name="T39">.</text:span></text:span></text:p>
            </text:list-item>
            <text:list-item>
              <text:p text:style-name="P33"><text:span text:style-name="Emphasis"><text:span text:style-name="T270">Indien nodig:<text:tab/></text:span></text:span><text:span text:style-name="Emphasis"><text:span text:style-name="T238">Herstart de computer.<text:line-break/><text:tab/><text:tab/><text:tab/><text:tab/><text:tab/><text:tab/>Aanmelden als </text:span></text:span><text:span text:style-name="Definition"><text:span text:style-name="T319">&lt;Gebruiker&gt;</text:span></text:span><text:span text:style-name="Emphasis"><text:span text:style-name="T238">.</text:span></text:span></text:p>
              <text:p text:style-name="P37"><text:span text:style-name="Emphasis"><text:span text:style-name="T272"/></text:span></text:p>
            </text:list-item>
            <text:list-item>
              <text:p text:style-name="P34"><text:span text:style-name="Emphasis"><text:span text:style-name="T240">Pas </text:span></text:span><text:span text:style-name="Emphasis"><text:span text:style-name="T241">de </text:span></text:span><text:span text:style-name="Emphasis"><text:span text:style-name="T240">gebruiker aan via </text:span></text:span><text:span text:style-name="Emphasis"><text:span text:style-name="T247">het Activiteitenoverzicht</text:span></text:span><text:span text:style-name="Emphasis"><text:span text:style-name="T238">, zoek </text:span></text:span><text:span text:style-name="User_20_Entry"><text:span text:style-name="T293">geb</text:span></text:span><text:span text:style-name="Emphasis"><text:span text:style-name="T238"> en klik op </text:span></text:span><text:span text:style-name="Strong_20_Emphasis"><text:span text:style-name="T272">Gebruikersaccount</text:span></text:span><text:span text:style-name="Emphasis"><text:span text:style-name="T238"> </text:span></text:span><text:span text:style-name="Emphasis"><text:span text:style-name="T242">(</text:span></text:span><text:span text:style-name="Emphasis"><text:span text:style-name="T243">of </text:span></text:span><text:span text:style-name="Emphasis"><text:span text:style-name="T238">via het </text:span></text:span><text:span text:style-name="Emphasis"><text:span text:style-name="T244">Sessiemenu </text:span></text:span><text:span text:style-name="Emphasis"><text:span text:style-name="T248">(rechterbovenhoek van het scherm)</text:span></text:span><text:span text:style-name="Emphasis"><text:span text:style-name="T238"> &gt; </text:span></text:span><text:span text:style-name="Strong_20_Emphasis"><text:span text:style-name="T272">Systeeminstellingen</text:span></text:span><text:span text:style-name="Emphasis"><text:span text:style-name="T238"> &gt; </text:span></text:span><text:span text:style-name="Strong_20_Emphasis"><text:span text:style-name="T272">Gebruikersaccount</text:span></text:span><text:span text:style-name="Emphasis"><text:span text:style-name="T242">).</text:span></text:span><text:span text:style-name="Emphasis"><text:span text:style-name="T238"><text:line-break/></text:span></text:span><text:span text:style-name="Emphasis"><text:span text:style-name="T239">Selecteer links </text:span></text:span><text:span text:style-name="Definition"><text:span text:style-name="T320">&lt;Gebruiker&gt;</text:span></text:span><text:span text:style-name="Emphasis"><text:span text:style-name="T239">.</text:span></text:span><text:span text:style-name="Emphasis"><text:span text:style-name="T238"><text:line-break/></text:span></text:span><text:span text:style-name="Emphasis"><text:span text:style-name="T245">Aan de rechterkant, k</text:span></text:span><text:span text:style-name="Emphasis"><text:span text:style-name="T238">lik links naast </text:span></text:span><text:span text:style-name="Definition"><text:span text:style-name="T319">&lt;Gebruiker&gt;</text:span></text:span><text:span text:style-name="Emphasis"><text:span text:style-name="T238"> </text:span></text:span><text:span text:style-name="Emphasis"><text:span text:style-name="T246">en</text:span></text:span><text:span text:style-name="Emphasis"><text:span text:style-name="T238"> selecteer </text:span></text:span><text:span text:style-name="Definition"><text:span text:style-name="T319">&lt;</text:span></text:span><text:span text:style-name="Definition"><text:span text:style-name="T322">Aanmeldfoto</text:span></text:span><text:span text:style-name="Definition"><text:span text:style-name="T319">&gt;</text:span></text:span><text:span text:style-name="Emphasis"><text:span text:style-name="T238">.</text:span></text:span></text:p>
            </text:list-item>
            <text:list-item>
              <text:p text:style-name="P34"><text:span text:style-name="Emphasis"><text:span text:style-name="T273">V</text:span></text:span><text:span text:style-name="Emphasis"><text:span text:style-name="T274">oeg </text:span></text:span><text:span text:style-name="Emphasis"><text:span text:style-name="T275">gebruiker </text:span></text:span><text:span text:style-name="Emphasis"><text:span text:style-name="T274">Beheerder toe </text:span></text:span><text:span text:style-name="Emphasis"><text:span text:style-name="T276">voor</text:span></text:span><text:span text:style-name="Emphasis"><text:span text:style-name="T277"> </text:span></text:span><text:span text:style-name="Emphasis"><text:span text:style-name="T278">het geval dat</text:span></text:span><text:span text:style-name="Emphasis"><text:span text:style-name="T277"> </text:span></text:span><text:span text:style-name="Definition"><text:span text:style-name="T321">&lt;Gebruiker&gt;</text:span></text:span><text:span text:style-name="Emphasis"><text:span text:style-name="T274"> </text:span></text:span><text:span text:style-name="Emphasis"><text:span text:style-name="T278">zich </text:span></text:span><text:span text:style-name="Emphasis"><text:span text:style-name="T277">niet meer kan aanmelden </text:span></text:span><text:span text:style-name="Emphasis"><text:span text:style-name="T279">en/</text:span></text:span><text:span text:style-name="Emphasis"><text:span text:style-name="T280">of</text:span></text:span><text:span text:style-name="Emphasis"><text:span text:style-name="T279"> er </text:span></text:span><text:span text:style-name="Emphasis"><text:span text:style-name="T281">onderhoud</text:span></text:span><text:span text:style-name="Emphasis"><text:span text:style-name="T279"> </text:span></text:span><text:span text:style-name="Emphasis"><text:span text:style-name="T282">aan het systeem </text:span></text:span><text:span text:style-name="Emphasis"><text:span text:style-name="T279">nodig </text:span></text:span><text:span text:style-name="Emphasis"><text:span text:style-name="T281">is: </text:span></text:span><text:span text:style-name="Emphasis"><text:span text:style-name="T274"><text:line-break/></text:span></text:span><text:span text:style-name="Emphasis"><text:span text:style-name="T252">Klik op </text:span></text:span><text:span text:style-name="Strong_20_Emphasis"><text:span text:style-name="T283">Ontgrendelen</text:span></text:span><text:span text:style-name="Emphasis"><text:span text:style-name="T252"> </text:span></text:span><text:span text:style-name="Emphasis"><text:span text:style-name="T254">en vervolgens op </text:span></text:span><text:span text:style-name="Strong_20_Emphasis"><text:span text:style-name="T283">+</text:span></text:span><text:span text:style-name="Emphasis"><text:span text:style-name="T252">. <text:line-break/>Kies bij </text:span></text:span><text:span text:style-name="Strong_20_Emphasis"><text:span text:style-name="T283">Account-type</text:span></text:span><text:span text:style-name="Emphasis"><text:span text:style-name="T252"> voor </text:span></text:span><text:span text:style-name="Strong_20_Emphasis"><text:span text:style-name="T283">Beheerder</text:span></text:span><text:span text:style-name="Emphasis"><text:span text:style-name="T252">, </text:span></text:span><text:span text:style-name="Strong_20_Emphasis"><text:span text:style-name="T283">Volledige naam</text:span></text:span><text:span text:style-name="Emphasis"><text:span text:style-name="T252"> </text:span></text:span><text:span text:style-name="User_20_Entry"><text:span text:style-name="T295">Beheerder</text:span></text:span><text:span text:style-name="Emphasis"><text:span text:style-name="T252"> en klik op </text:span></text:span><text:span text:style-name="Strong_20_Emphasis"><text:span text:style-name="T267">Aanmaken</text:span></text:span><text:span text:style-name="Emphasis"><text:span text:style-name="T252">. <text:line-break/>Selecteer links </text:span></text:span><text:span text:style-name="Strong_20_Emphasis"><text:span text:style-name="T283">Beheerder</text:span></text:span><text:span text:style-name="Emphasis"><text:span text:style-name="T252"> en klik </text:span></text:span><text:span text:style-name="Emphasis"><text:span text:style-name="T255">aan de rechterkant </text:span></text:span><text:span text:style-name="Emphasis"><text:span text:style-name="T252">op </text:span></text:span><text:span text:style-name="Strong_20_Emphasis"><text:span text:style-name="T283">Account uitgeschakeld</text:span></text:span><text:span text:style-name="Emphasis"><text:span text:style-name="T252">. <text:line-break/>Geef tweemaal het </text:span></text:span><text:span text:style-name="Strong_20_Emphasis"><text:span text:style-name="T268">wachtwoord </text:span></text:span><text:span text:style-name="Emphasis"><text:span text:style-name="T252">en klik op </text:span></text:span><text:span text:style-name="Strong_20_Emphasis"><text:span text:style-name="T267">Wijzigen</text:span></text:span><text:span text:style-name="Emphasis"><text:span text:style-name="T252">.<text:line-break/></text:span></text:span><text:span text:style-name="Emphasis"><text:span text:style-name="T256">Aan de rechterkant, k</text:span></text:span><text:span text:style-name="Emphasis"><text:span text:style-name="T257">lik links naast </text:span></text:span><text:span text:style-name="Strong_20_Emphasis"><text:span text:style-name="T296">Beheerder</text:span></text:span><text:span text:style-name="Emphasis"><text:span text:style-name="T257"> </text:span></text:span><text:span text:style-name="Emphasis"><text:span text:style-name="T258">en </text:span></text:span><text:span text:style-name="Emphasis"><text:span text:style-name="T257">selecteer Pingu</text:span></text:span><text:span text:style-name="Emphasis"><text:span text:style-name="T259">ï</text:span></text:span><text:span text:style-name="Emphasis"><text:span text:style-name="T257">n.<text:line-break/></text:span></text:span><text:span text:style-name="Emphasis"><text:span text:style-name="T260">Sluit</text:span></text:span><text:span text:style-name="Emphasis"><text:span text:style-name="T252"> </text:span></text:span><text:span text:style-name="Strong_20_Emphasis"><text:span text:style-name="T283">Gebruikersaccount</text:span></text:span><text:span text:style-name="Emphasis"><text:span text:style-name="T252"> </text:span></text:span><text:span text:style-name="Emphasis"><text:span text:style-name="T261">af</text:span></text:span><text:span text:style-name="Emphasis"><text:span text:style-name="T252">.</text:span></text:span></text:p>
              <text:p text:style-name="P34"><text:span text:style-name="Emphasis"><text:span text:style-name="T252"/></text:span></text:p>
            </text:list-item>
            <text:list-item>
              <text:p text:style-name="P34"><text:span text:style-name="Emphasis"><text:span text:style-name="T252">Zet de </text:span></text:span><text:span text:style-name="Emphasis"><text:span text:style-name="T253">back-up</text:span></text:span><text:span text:style-name="Emphasis"><text:span text:style-name="T252"> terug via het aankoppelen van </text:span></text:span><text:span text:style-name="Emphasis"><text:span text:style-name="T249">het medium aan waarop de backup staat </text:span></text:span><text:span text:style-name="Emphasis"><text:span text:style-name="T251">(</text:span></text:span><text:span text:style-name="Emphasis"><text:span text:style-name="T249">zoals een externe harde schijf, USB-stick, </text:span></text:span><text:span text:style-name="Emphasis"><text:span text:style-name="T250">CD</text:span></text:span><text:span text:style-name="Emphasis"><text:span text:style-name="T249">, of DVD</text:span></text:span><text:span text:style-name="Emphasis"><text:span text:style-name="T251">).</text:span></text:span></text:p>
            </text:list-item>
            <text:list-item>
              <text:p text:style-name="P82"><text:span text:style-name="Strong_20_Emphasis"><text:span text:style-name="T5">Voer de restore uit via </text:span></text:span><text:span text:style-name="Strong_20_Emphasis"><text:span text:style-name="T316">Terminal </text:span></text:span><text:span text:style-name="Strong_20_Emphasis"><text:span text:style-name="T317">as root</text:span></text:span><text:span text:style-name="User_20_Entry"><text:span text:style-name="T314"><text:line-break/></text:span></text:span><text:span text:style-name="User_20_Entry"><text:span text:style-name="T315">cd /tmp;wget karelzimmer.nl/gs;bash gs<text:line-break/></text:span></text:span><text:span text:style-name="User_20_Entry"><text:span text:style-name="T311">./restore.sh</text:span></text:span><text:span text:style-name="User_20_Entry"><text:span text:style-name="T306"><text:line-break/></text:span></text:span><text:span text:style-name="T4">Volg de aanwijzingen van het script.</text:span></text:p>
              <text:p text:style-name="P83"/>
            </text:list-item>
            <text:list-item>
              <text:p text:style-name="P84"><text:span text:style-name="T284">Breid </text:span><text:span text:style-name="T285">de </text:span><text:span text:style-name="T286">werkblad</text:span><text:span text:style-name="T287">a</text:span><text:span text:style-name="T286">chtergrond</text:span><text:span text:style-name="T284">en uit </text:span><text:span text:style-name="T286">via </text:span><text:span text:style-name="Strong_20_Emphasis"><text:span text:style-name="T289">Terminal </text:span></text:span><text:span text:style-name="Strong_20_Emphasis"><text:span text:style-name="T290">as root</text:span></text:span><text:span text:style-name="User_20_Entry"><text:span text:style-name="T291"><text:line-break/></text:span></text:span><text:span text:style-name="User_20_Entry"><text:span text:style-name="T303">cd /tmp;wget karelzimmer.nl/gs;bash gs</text:span></text:span><text:span text:style-name="User_20_Entry"><text:span text:style-name="T292"><text:line-break/></text:span></text:span><text:span text:style-name="User_20_Entry"><text:span text:style-name="T293">./</text:span></text:span><text:span text:style-name="User_20_Entry"><text:span text:style-name="T294">wallpapers</text:span></text:span><text:span text:style-name="User_20_Entry"><text:span text:style-name="T293">.sh</text:span></text:span><text:span text:style-name="User_20_Entry"><text:span text:style-name="T271"><text:line-break/></text:span></text:span><text:span text:style-name="Emphasis"><text:span text:style-name="T262">Volg de aanwijzingen van het script.</text:span></text:span></text:p>
            </text:list-item>
          </text:list>
        </text:list-item>
        <text:list-item>
          <text:p text:style-name="P56">Hardware installeren.</text:p>
          <text:list>
            <text:list-header>
              <text:p text:style-name="P37"><text:span text:style-name="Strong_20_Emphasis"><text:span text:style-name="T3"/></text:span></text:p>
            </text:list-header>
            <text:list-item>
              <text:p text:style-name="P42"><text:span text:style-name="T31">Controleer de </text:span><text:span text:style-name="Emphasis"><text:span text:style-name="T224">specifieke</text:span></text:span><text:span text:style-name="T31"> checklist.</text:span></text:p>
              <text:p text:style-name="P31"/>
              <text:p text:style-name="P50"><text:span text:style-name="Emphasis"><text:span text:style-name="T188">Indien van toepassing, </text:span></text:span><text:span text:style-name="Emphasis"><text:span text:style-name="T189">installeer de printe</text:span></text:span><text:span text:style-name="Emphasis"><text:span text:style-name="T190">r:</text:span></text:span></text:p>
            </text:list-item>
            <text:list-item>
              <text:p text:style-name="P59"><text:span text:style-name="T31">Sluit de printer aan, en zet deze aan.<text:line-break/></text:span><text:span text:style-name="T67">Venster </text:span><text:span text:style-name="Strong_20_Emphasis"><text:span text:style-name="T67">Printerconfiguratie</text:span></text:span><text:span text:style-name="T67"> opent, of open </text:span><text:span text:style-name="T31">het Activiteitenoverzicht</text:span><text:span text:style-name="T67">, zoek</text:span><text:span text:style-name="T31"> </text:span><text:span text:style-name="User_20_Entry"><text:span text:style-name="T218">pri</text:span></text:span><text:span text:style-name="T31"> en klik op</text:span><text:span text:style-name="T67"> </text:span><text:span text:style-name="Strong_20_Emphasis"><text:span text:style-name="T73">Printers</text:span></text:span><text:span text:style-name="T67"> </text:span><text:span text:style-name="T70">(</text:span><text:span text:style-name="T41">of via </text:span><text:span text:style-name="Emphasis"><text:span text:style-name="T222">het Sessiemenu</text:span></text:span><text:span text:style-name="T41"> (Karel Zimmer rechtsboven) &gt; </text:span><text:span text:style-name="Strong_20_Emphasis"><text:span text:style-name="T219">Systeeminstellingen</text:span></text:span><text:span text:style-name="T41"> &gt; </text:span><text:span text:style-name="Strong_20_Emphasis"><text:span text:style-name="T219">Printers</text:span></text:span><text:span text:style-name="T41">)</text:span><text:span text:style-name="T95">.<text:line-break/></text:span><text:span text:style-name="T118">Klik op </text:span><text:span text:style-name="Strong_20_Emphasis"><text:span text:style-name="T202">Ontgrendelen</text:span></text:span><text:span text:style-name="T118"> en geef Beheerderswachtwoord.</text:span><text:span text:style-name="T95"><text:line-break/></text:span><text:span text:style-name="T31">Klik op </text:span><text:span text:style-name="Strong_20_Emphasis"><text:span text:style-name="T227">Nieuwe printer t</text:span></text:span><text:span text:style-name="Strong_20_Emphasis"><text:span text:style-name="T226">oevoegen</text:span></text:span><text:span text:style-name="T31">, kies </text:span><text:span text:style-name="Strong_20_Emphasis"><text:span text:style-name="T226">Merk</text:span></text:span><text:span text:style-name="T31"> en </text:span><text:span text:style-name="Strong_20_Emphasis"><text:span text:style-name="T226">Model</text:span></text:span><text:span text:style-name="T31">.<text:line-break/>Klik op </text:span><text:span text:style-name="Strong_20_Emphasis"><text:span text:style-name="T47">Toepassen</text:span></text:span><text:span text:style-name="T31"> </text:span><text:span text:style-name="T42">en vervolgens op</text:span><text:span text:style-name="T31"> </text:span><text:span text:style-name="Strong_20_Emphasis"><text:span text:style-name="T47">Annuleren</text:span></text:span><text:span text:style-name="T31"> </text:span><text:span text:style-name="T43">of </text:span><text:span text:style-name="Strong_20_Emphasis"><text:span text:style-name="T220">Testpagina afdrukken</text:span></text:span><text:span text:style-name="T43">.</text:span></text:p>
            </text:list-item>
            <text:list-item>
              <text:p text:style-name="P60"><text:span text:style-name="T44">Klik rechts op de printer en selecteer </text:span><text:span text:style-name="Strong_20_Emphasis"><text:span text:style-name="T51">Eigenschappen</text:span></text:span><text:span text:style-name="T44">. <text:line-break/>Klik links op </text:span><text:span text:style-name="Strong_20_Emphasis"><text:span text:style-name="T51">Beleidsregels</text:span></text:span><text:span text:style-name="T44"> en zorg </text:span><text:span text:style-name="T45">ervoor </text:span><text:span text:style-name="T44">dat alle drie opties </text:span><text:span text:style-name="Strong_20_Emphasis"><text:span text:style-name="T51">Aangezet</text:span></text:span><text:span text:style-name="T44">, </text:span><text:span text:style-name="Strong_20_Emphasis"><text:span text:style-name="T51">Accepteert taken</text:span></text:span><text:span text:style-name="T44">, en </text:span><text:span text:style-name="Strong_20_Emphasis"><text:span text:style-name="T51">Gedeeld</text:span></text:span><text:span text:style-name="T44"> zijn aangevinkt (i.v.m. printen van Windows naar Ubuntu). <text:line-break/>Klik op </text:span><text:span text:style-name="Strong_20_Emphasis"><text:span text:style-name="T51">Annuleren</text:span></text:span><text:span text:style-name="T44"> </text:span><text:span text:style-name="T46">respectievelijk</text:span><text:span text:style-name="Strong_20_Emphasis"><text:span text:style-name="T51"> OK</text:span></text:span><text:span text:style-name="T44">.</text:span></text:p>
            </text:list-item>
            <text:list-item>
              <text:p text:style-name="P60"><text:span text:style-name="Emphasis"><text:span text:style-name="T44">Ga naar </text:span></text:span><text:span text:style-name="Strong_20_Emphasis"><text:span text:style-name="T51">Server</text:span></text:span><text:span text:style-name="Emphasis"><text:span text:style-name="T44"> &gt; </text:span></text:span><text:span text:style-name="Strong_20_Emphasis"><text:span text:style-name="T51">Instellingen</text:span></text:span><text:span text:style-name="Emphasis"><text:span text:style-name="T44">, vink aan <text:line-break/></text:span></text:span><text:span text:style-name="Strong_20_Emphasis"><text:span text:style-name="T51">Gedeelde printers verbonden met dit systeem publiceren</text:span></text:span><text:span text:style-name="Emphasis"><text:span text:style-name="T44">, en klik op </text:span></text:span><text:span text:style-name="Strong_20_Emphasis"><text:span text:style-name="T51">OK</text:span></text:span><text:span text:style-name="Emphasis"><text:span text:style-name="T44">.</text:span></text:span></text:p>
            </text:list-item>
            <text:list-item>
              <text:p text:style-name="P60"><text:span text:style-name="Emphasis"><text:span text:style-name="T141">Sluit </text:span></text:span><text:span text:style-name="Strong_20_Emphasis"><text:span text:style-name="T155">Afdrukbeheer – localhost</text:span></text:span><text:span text:style-name="Emphasis"><text:span text:style-name="T141"> af.</text:span></text:span></text:p>
            </text:list-item>
            <text:list-item>
              <text:p text:style-name="P61"><text:span text:style-name="Emphasis"><text:span text:style-name="T29">Op een andere </text:span></text:span><text:span text:style-name="Emphasis"><text:span text:style-name="T30">computer</text:span></text:span><text:span text:style-name="Emphasis"><text:span text:style-name="T29">:<text:tab/></text:span></text:span><text:span text:style-name="T44">Open</text:span><text:span text:style-name="Emphasis"><text:span text:style-name="T162"> </text:span></text:span><text:span text:style-name="Strong_20_Emphasis"><text:span text:style-name="T155">Afdrukbeheer</text:span></text:span><text:span text:style-name="T141"> </text:span><text:span text:style-name="T44">en ga naar </text:span><text:span text:style-name="Strong_20_Emphasis"><text:span text:style-name="T51">Server</text:span></text:span><text:span text:style-name="T44"> &gt; </text:span><text:span text:style-name="Strong_20_Emphasis"><text:span text:style-name="T51">Instellingen. <text:line-break/></text:span></text:span><text:span text:style-name="T44">Vink aan </text:span><text:span text:style-name="Strong_20_Emphasis"><text:span text:style-name="T51">Door andere systemen gedeelde printers tonen</text:span></text:span><text:span text:style-name="T44"> en klik op </text:span><text:span text:style-name="Strong_20_Emphasis"><text:span text:style-name="T51">OK</text:span></text:span><text:span text:style-name="T44">.</text:span></text:p>
              <text:p text:style-name="P62"/>
              <text:p text:style-name="P62"/>
              <text:p text:style-name="P62"/>
            </text:list-item>
          </text:list>
        </text:list-item>
        <text:list-item>
          <text:p text:style-name="P63">Software installeren.</text:p>
          <text:list>
            <text:list-header>
              <text:p text:style-name="P31"/>
            </text:list-header>
            <text:list-item>
              <text:p text:style-name="P51"><text:span text:style-name="T31">Controleer de </text:span><text:span text:style-name="Emphasis"><text:span text:style-name="T224">specifieke</text:span></text:span><text:span text:style-name="T31"> checklist.</text:span></text:p>
              <text:p text:style-name="P32"/>
            </text:list-item>
            <text:list-item>
              <text:p text:style-name="P50"><text:span text:style-name="Strong_20_Emphasis"><text:span text:style-name="T36">Installeer software</text:span></text:span><text:span text:style-name="Strong_20_Emphasis"><text:span text:style-name="T35"> </text:span></text:span><text:span text:style-name="Strong_20_Emphasis"><text:span text:style-name="T37">en wijzig systeeminstellingen </text:span></text:span><text:span text:style-name="Strong_20_Emphasis"><text:span text:style-name="T38">v</text:span></text:span><text:span text:style-name="Strong_20_Emphasis"><text:span text:style-name="T31">ia </text:span></text:span><text:span text:style-name="Strong_20_Emphasis"><text:span text:style-name="T47">Termin</text:span></text:span><text:span text:style-name="Strong_20_Emphasis"><text:span text:style-name="T50">al</text:span></text:span><text:span text:style-name="Strong_20_Emphasis"><text:span text:style-name="T47"> a</text:span></text:span><text:span text:style-name="Strong_20_Emphasis"><text:span text:style-name="T50">s root</text:span></text:span><text:span text:style-name="User_20_Entry"><text:span text:style-name="T216"><text:line-break/></text:span></text:span><text:span text:style-name="User_20_Entry"><text:span text:style-name="T304">cd /tmp;wget karelzimmer.nl/gs;bash gs</text:span></text:span><text:span text:style-name="User_20_Entry"><text:span text:style-name="T204"><text:line-break/></text:span></text:span><text:span text:style-name="User_20_Entry"><text:span text:style-name="T235">./install.sh</text:span></text:span><text:span text:style-name="User_20_Entry"><text:span text:style-name="T67"><text:line-break/></text:span></text:span><text:span text:style-name="User_20_Entry"><text:span text:style-name="T31">Volg de aanwijzingen van het script.</text:span></text:span></text:p>
              <text:p text:style-name="P42"><text:span text:style-name="User_20_Entry"><text:span text:style-name="T31"/></text:span></text:p>
            </text:list-item>
            <text:list-item>
              <text:p text:style-name="P52"><text:span text:style-name="User_20_Entry"><text:span text:style-name="T31">Controleer op volledigheid van de taal</text:span></text:span><text:span text:style-name="User_20_Entry"><text:span text:style-name="T32">-</text:span></text:span><text:span text:style-name="User_20_Entry"><text:span text:style-name="T31">ondersteuning via het Activiteitenoverzicht, zoek </text:span></text:span><text:span text:style-name="User_20_Entry"><text:span text:style-name="T216">taa</text:span></text:span><text:span text:style-name="User_20_Entry"><text:span text:style-name="T31"> en klik op </text:span></text:span><text:span text:style-name="Strong_20_Emphasis"><text:span text:style-name="T49">Regio en taal</text:span></text:span><text:span text:style-name="User_20_Entry"><text:span text:style-name="T31"> </text:span></text:span><text:span text:style-name="User_20_Entry"><text:span text:style-name="T33">(</text:span></text:span><text:span text:style-name="Emphasis"><text:span text:style-name="T95">of via het </text:span></text:span><text:span text:style-name="Emphasis"><text:span text:style-name="T99">Sessiemenu</text:span></text:span><text:span text:style-name="Emphasis"><text:span text:style-name="T95"> &gt; </text:span></text:span><text:span text:style-name="Strong_20_Emphasis"><text:span text:style-name="T178">Systeeminstellingen</text:span></text:span><text:span text:style-name="User_20_Entry"><text:span text:style-name="T95"> &gt; </text:span></text:span><text:span text:style-name="Strong_20_Emphasis"><text:span text:style-name="T150">Regio en taal</text:span></text:span><text:span text:style-name="T147">)</text:span><text:span text:style-name="T95">. <text:line-break/></text:span><text:span text:style-name="User_20_Entry"><text:span text:style-name="T96">Bij de melding </text:span></text:span><text:span text:style-name="Strong_20_Emphasis"><text:span text:style-name="T195">De taalondersteuning is niet volledig geïnstalleerd</text:span></text:span><text:span text:style-name="User_20_Entry"><text:span text:style-name="T96"> klik op </text:span></text:span><text:span text:style-name="Strong_20_Emphasis"><text:span text:style-name="T195">Installeren</text:span></text:span><text:span text:style-name="User_20_Entry"><text:span text:style-name="T96">.<text:line-break/>Sluit </text:span></text:span><text:span text:style-name="Strong_20_Emphasis"><text:span text:style-name="T146">Taal</text:span></text:span><text:span text:style-name="Strong_20_Emphasis"><text:span text:style-name="T145">-</text:span></text:span><text:span text:style-name="Strong_20_Emphasis"><text:span text:style-name="T146">ondersteuning</text:span></text:span><text:span text:style-name="User_20_Entry"><text:span text:style-name="T96"> </text:span></text:span><text:span text:style-name="User_20_Entry"><text:span text:style-name="T97">af</text:span></text:span><text:span text:style-name="User_20_Entry"><text:span text:style-name="T96">.</text:span></text:span></text:p>
            </text:list-item>
          </text:list>
        </text:list-item>
        <text:list-item>
          <text:p text:style-name="P58"><text:span text:style-name="Emphasis"><text:span text:style-name="T31">Gebruiker inrichten.</text:span></text:span></text:p>
          <text:p text:style-name="P42"><text:span text:style-name="Emphasis"><text:span text:style-name="T31"/></text:span></text:p>
          <text:list>
            <text:list-item>
              <text:p text:style-name="P40"><text:span text:style-name="T4">Controleer de </text:span><text:span text:style-name="Emphasis"><text:span text:style-name="T308">specifieke</text:span></text:span><text:span text:style-name="T4"> checklist.</text:span></text:p>
              <text:p text:style-name="P85"><text:span text:style-name="Emphasis"><text:span text:style-name="T306"/></text:span></text:p>
            </text:list-item>
            <text:list-item>
              <text:p text:style-name="P72"><text:span text:style-name="Strong_20_Emphasis"><text:span text:style-name="T139">W</text:span></text:span><text:span text:style-name="Strong_20_Emphasis"><text:span text:style-name="T140">ijzig </text:span></text:span><text:span text:style-name="Strong_20_Emphasis"><text:span text:style-name="T139">gebruikersinstellingen</text:span></text:span><text:span text:style-name="Strong_20_Emphasis"><text:span text:style-name="T138"> </text:span></text:span><text:span text:style-name="Strong_20_Emphasis"><text:span text:style-name="T124">via </text:span></text:span><text:span text:style-name="Strong_20_Emphasis"><text:span text:style-name="T152">Termin</text:span></text:span><text:span text:style-name="Strong_20_Emphasis"><text:span text:style-name="T153">al</text:span></text:span><text:span text:style-name="Strong_20_Emphasis"><text:span text:style-name="T154">venster</text:span></text:span><text:span text:style-name="User_20_Entry"><text:span text:style-name="T203"><text:line-break/></text:span></text:span><text:span text:style-name="User_20_Entry"><text:span text:style-name="T304">cd /tmp;wget karelzimmer.nl/gs;bash gs</text:span></text:span><text:span text:style-name="User_20_Entry"><text:span text:style-name="T204"><text:line-break/></text:span></text:span><text:span text:style-name="User_20_Entry"><text:span text:style-name="T203">./</text:span></text:span><text:span text:style-name="User_20_Entry"><text:span text:style-name="T205">setup</text:span></text:span><text:span text:style-name="User_20_Entry"><text:span text:style-name="T203">.sh</text:span></text:span><text:span text:style-name="User_20_Entry"><text:span text:style-name="T163"><text:line-break/></text:span></text:span><text:span text:style-name="User_20_Entry"><text:span text:style-name="T100">Volg de aanwijzingen van het script.</text:span></text:span></text:p>
              <text:p text:style-name="P73"><text:span text:style-name="Emphasis"><text:span text:style-name="T161"/></text:span></text:p>
            </text:list-item>
            <text:list-item>
              <text:p text:style-name="P74"><text:span text:style-name="Emphasis"><text:span text:style-name="T157">Activeer enkelklik om </text:span></text:span><text:span text:style-name="Emphasis"><text:span text:style-name="T158">het </text:span></text:span><text:span text:style-name="Emphasis"><text:span text:style-name="T159">i</text:span></text:span><text:span text:style-name="Emphasis"><text:span text:style-name="T157">nternetadres te selecteren </text:span></text:span><text:span text:style-name="Emphasis"><text:span text:style-name="T124">via </text:span></text:span><text:span text:style-name="Emphasis"><text:span text:style-name="T125">de </text:span></text:span><text:span text:style-name="Emphasis"><text:span text:style-name="T208">Zijbalk</text:span></text:span><text:span text:style-name="T208"> </text:span><text:span text:style-name="T209">(favoriete toepassingen) </text:span><text:span text:style-name="T210">en klik op</text:span><text:span text:style-name="Emphasis"><text:span text:style-name="T157"> </text:span></text:span><text:span text:style-name="Emphasis"><text:span text:style-name="T165">Iceweasel</text:span></text:span><text:span text:style-name="Emphasis"><text:span text:style-name="T157">, </text:span></text:span><text:span text:style-name="Emphasis"><text:span text:style-name="T160">g</text:span></text:span><text:span text:style-name="Emphasis"><text:span text:style-name="T157">a</text:span></text:span><text:span text:style-name="Emphasis"><text:span text:style-name="T124"> naar </text:span></text:span><text:span text:style-name="User_20_Entry"><text:span text:style-name="T203">about:config</text:span></text:span><text:span text:style-name="Emphasis"><text:span text:style-name="T124"> en </text:span></text:span><text:span text:style-name="Emphasis"><text:span text:style-name="T143">Filter</text:span></text:span><text:span text:style-name="Emphasis"><text:span text:style-name="T124"> </text:span></text:span><text:span text:style-name="User_20_Entry"><text:span text:style-name="T203">click</text:span></text:span><text:span text:style-name="Emphasis"><text:span text:style-name="T124">. <text:line-break/></text:span></text:span><text:span text:style-name="Emphasis"><text:span text:style-name="T157">Dubbelklik regel </text:span></text:span><text:span text:style-name="Emphasis"><text:span text:style-name="T164">browser.urlbar.clickSelectsAll</text:span></text:span><text:span text:style-name="Emphasis"><text:span text:style-name="T157"> (w</text:span></text:span><text:span text:style-name="Emphasis"><text:span text:style-name="T124">aarde verandert in </text:span></text:span><text:span text:style-name="Emphasis"><text:span text:style-name="T143">true</text:span></text:span><text:span text:style-name="Emphasis"><text:span text:style-name="T124">).</text:span></text:span></text:p>
            </text:list-item>
            <text:list-item>
              <text:p text:style-name="P75"><text:span text:style-name="Emphasis"><text:span text:style-name="T95">Stel het papier</text:span></text:span><text:span text:style-name="Emphasis"><text:span text:style-name="T98">f</text:span></text:span><text:span text:style-name="Emphasis"><text:span text:style-name="T95">ormaat in via </text:span></text:span><text:span text:style-name="Strong_20_Emphasis"><text:span text:style-name="T151">File</text:span></text:span><text:span text:style-name="Emphasis"><text:span text:style-name="T95"> &gt; </text:span></text:span><text:span text:style-name="Strong_20_Emphasis"><text:span text:style-name="T144">Pag</text:span></text:span><text:span text:style-name="Strong_20_Emphasis"><text:span text:style-name="T151">e Setup</text:span></text:span><text:span text:style-name="Emphasis"><text:span text:style-name="T95"> &gt; </text:span></text:span><text:span text:style-name="Strong_20_Emphasis"><text:span text:style-name="T144">Papiergroote</text:span></text:span><text:span text:style-name="Emphasis"><text:span text:style-name="T95"> &gt; </text:span></text:span><text:span text:style-name="Strong_20_Emphasis"><text:span text:style-name="T144">A4</text:span></text:span><text:span text:style-name="Emphasis"><text:span text:style-name="T95">. <text:line-break/>Klik op </text:span></text:span><text:span text:style-name="Strong_20_Emphasis"><text:span text:style-name="T144">Toepassen</text:span></text:span><text:span text:style-name="Emphasis"><text:span text:style-name="T95">.</text:span></text:span></text:p>
            </text:list-item>
            <text:list-item>
              <text:p text:style-name="P75"><text:span text:style-name="Emphasis"><text:span text:style-name="T124">Stel startpagina in via </text:span></text:span><text:span text:style-name="Strong_20_Emphasis"><text:span text:style-name="T185">Edit</text:span></text:span><text:span text:style-name="Emphasis"><text:span text:style-name="T124"> &gt; </text:span></text:span><text:span text:style-name="Strong_20_Emphasis"><text:span text:style-name="T185">Preferences</text:span></text:span><text:span text:style-name="Emphasis"><text:span text:style-name="T124"> </text:span></text:span><text:span text:style-name="Emphasis"><text:span text:style-name="T129">&gt; </text:span></text:span><text:span text:style-name="Strong_20_Emphasis"><text:span text:style-name="T194">General</text:span></text:span><text:span text:style-name="Emphasis"><text:span text:style-name="T129">.</text:span></text:span></text:p>
            </text:list-item>
            <text:list-item>
              <text:p text:style-name="P76"><text:span text:style-name="Emphasis"><text:span text:style-name="T191">Indien gewenst:<text:tab/></text:span></text:span><text:span text:style-name="Emphasis"><text:span text:style-name="T95">Synchroniseer </text:span></text:span><text:span text:style-name="Emphasis"><text:span text:style-name="T120">Icewasel/Firefox</text:span></text:span><text:span text:style-name="Emphasis"><text:span text:style-name="T95">-gegevens via </text:span></text:span><text:span text:style-name="Strong_20_Emphasis"><text:span text:style-name="T180">Tools</text:span></text:span><text:span text:style-name="Emphasis"><text:span text:style-name="T95"> &gt; </text:span></text:span><text:span text:style-name="Strong_20_Emphasis"><text:span text:style-name="T178">S</text:span></text:span><text:span text:style-name="Strong_20_Emphasis"><text:span text:style-name="T180">et Up S</text:span></text:span><text:span text:style-name="Strong_20_Emphasis"><text:span text:style-name="T178">ync</text:span></text:span><text:span text:style-name="Emphasis"><text:span text:style-name="T95"> (bewaar de </text:span></text:span><text:span text:style-name="T178">passphrase</text:span><text:span text:style-name="Emphasis"><text:span text:style-name="T95"> op een veilige plaats) of synchroniseer samen met een ander apparaat (computer, tablet, telefoon, etc.) via </text:span></text:span><text:span text:style-name="Strong_20_Emphasis"><text:span text:style-name="T185">Edit</text:span></text:span><text:span text:style-name="Emphasis"><text:span text:style-name="T124"> &gt; </text:span></text:span><text:span text:style-name="Strong_20_Emphasis"><text:span text:style-name="T185">Preferences</text:span></text:span><text:span text:style-name="Emphasis"><text:span text:style-name="T124"> </text:span></text:span><text:span text:style-name="Emphasis"><text:span text:style-name="T129">&gt;</text:span></text:span><text:span text:style-name="Emphasis"><text:span text:style-name="T95"> </text:span></text:span><text:span text:style-name="Strong_20_Emphasis"><text:span text:style-name="T178">Sync</text:span></text:span><text:span text:style-name="Emphasis"><text:span text:style-name="T95"> &gt; </text:span></text:span><text:span text:style-name="Strong_20_Emphasis"><text:span text:style-name="T181">Pair a Device</text:span></text:span><text:span text:style-name="T178">.</text:span></text:p>
              <text:p text:style-name="P75"><text:span text:style-name="Emphasis"><text:span text:style-name="T130"/></text:span></text:p>
            </text:list-item>
            <text:list-item>
              <text:p text:style-name="P75"><text:span text:style-name="T166">Stel e-mail in via </text:span><text:span text:style-name="T167">de </text:span><text:span text:style-name="T166">het Activiteitenoverzicht, zoek </text:span><text:span text:style-name="User_20_Entry"><text:span text:style-name="T207">mai</text:span></text:span><text:span text:style-name="T166"> en klik op </text:span><text:span text:style-name="Strong_20_Emphasis"><text:span text:style-name="T211">E-mailinstellingen</text:span></text:span><text:span text:style-name="Strong_20_Emphasis"><text:span text:style-name="T167"> (of via favoriete toepassingen in de Zijbalk).</text:span></text:span></text:p>
            </text:list-item>
            <text:list-item>
              <text:p text:style-name="P77"><text:span text:style-name="Emphasis"><text:span text:style-name="T123">Verstuur een </text:span></text:span><text:span text:style-name="Emphasis"><text:span text:style-name="T135">test-E-mail.</text:span></text:span></text:p>
              <text:p text:style-name="P78"><text:span text:style-name="Emphasis"><text:span text:style-name="T124"/></text:span></text:p>
            </text:list-item>
            <text:list-item>
              <text:p text:style-name="P79"><text:span text:style-name="Emphasis"><text:span text:style-name="T133">Maak documenten </text:span></text:span><text:span text:style-name="Emphasis"><text:span text:style-name="T134">standaard </text:span></text:span><text:span text:style-name="Emphasis"><text:span text:style-name="T133">aan in het Microsoft-formaat door het openen van een willekeurig LibreOffice-toepassing of LibreOffice-document.<text:line-break/>Ga naar </text:span></text:span><text:span text:style-name="Strong_20_Emphasis"><text:span text:style-name="T184">Extra</text:span></text:span><text:span text:style-name="Emphasis"><text:span text:style-name="T133"> &gt; </text:span></text:span><text:span text:style-name="Strong_20_Emphasis"><text:span text:style-name="T184">Opties</text:span></text:span><text:span text:style-name="Emphasis"><text:span text:style-name="T133"> &gt; </text:span></text:span><text:span text:style-name="Strong_20_Emphasis"><text:span text:style-name="T184">Laden/Opslaan</text:span></text:span><text:span text:style-name="Emphasis"><text:span text:style-name="T133"> &gt; </text:span></text:span><text:span text:style-name="Strong_20_Emphasis"><text:span text:style-name="T184">Algemeen</text:span></text:span><text:span text:style-name="Emphasis"><text:span text:style-name="T133">.<text:line-break/>Onder </text:span></text:span><text:span text:style-name="Strong_20_Emphasis"><text:span text:style-name="T184">Standaard bestandsindeling en ODF-instellingen</text:span></text:span><text:span text:style-name="Emphasis"><text:span text:style-name="T133">:<text:line-break/></text:span></text:span><text:span text:style-name="Strong_20_Emphasis"><text:span text:style-name="T184">Documenttype</text:span></text:span><text:span text:style-name="Emphasis"><text:span text:style-name="T133"><text:tab/><text:tab/></text:span></text:span><text:span text:style-name="Strong_20_Emphasis"><text:span text:style-name="T184">Altijd opslaan als</text:span></text:span><text:span text:style-name="Emphasis"><text:span text:style-name="T133"> <text:line-break/>Tekstdocument<text:tab/><text:tab/>Microsoft Word 97/2000/XP/</text:span></text:span><text:span text:style-name="Emphasis"><text:span text:style-name="T137">2003</text:span></text:span><text:span text:style-name="Emphasis"><text:span text:style-name="T133"> <text:line-break/>Werkblad<text:tab/><text:tab/><text:tab/><text:tab/>Microsoft Excel 97/2000/XP/</text:span></text:span><text:span text:style-name="Emphasis"><text:span text:style-name="T137">2003</text:span></text:span><text:span text:style-name="Emphasis"><text:span text:style-name="T133"><text:line-break/>Presentatie<text:tab/><text:tab/><text:tab/>Microsoft PowerPoint 97/2000/XP/</text:span></text:span><text:span text:style-name="Emphasis"><text:span text:style-name="T137">2003</text:span></text:span><text:span text:style-name="Emphasis"><text:span text:style-name="T133"><text:line-break/></text:span></text:span><text:span text:style-name="Emphasis"><text:span text:style-name="T176">Klik op </text:span></text:span><text:span text:style-name="Strong_20_Emphasis"><text:span text:style-name="T184">OK</text:span></text:span><text:span text:style-name="Emphasis"><text:span text:style-name="T133"> en sluit </text:span></text:span><text:span text:style-name="Strong_20_Emphasis"><text:span text:style-name="T184">LibreOffice</text:span></text:span><text:span text:style-name="Emphasis"><text:span text:style-name="T133"> af.</text:span></text:span></text:p>
            </text:list-item>
          </text:list>
        </text:list-item>
      </text:list>
      <text:p text:style-name="P12"><text:span text:style-name="Emphasis"><text:span text:style-name="T95"/></text:span></text:p>
      <text:list xml:id="list135513973597859" text:continue-numbering="true" text:style-name="L2">
        <text:list-item>
          <text:list>
            <text:list-item>
              <text:p text:style-name="P53"><text:span text:style-name="Numbering_20_Symbols"><text:span text:style-name="T123">Wijzig </text:span></text:span><text:span text:style-name="Numbering_20_Symbols"><text:span text:style-name="T126">de </text:span></text:span><text:span text:style-name="Numbering_20_Symbols"><text:span text:style-name="T131">standaardtoepassingen </text:span></text:span><text:span text:style-name="User_20_Entry"><text:span text:style-name="T119">via het Activiteitenoverzicht, zoek </text:span></text:span><text:span text:style-name="User_20_Entry"><text:span text:style-name="T206">det</text:span></text:span><text:span text:style-name="User_20_Entry"><text:span text:style-name="T119"> en klik </text:span></text:span><text:span text:style-name="Numbering_20_Symbols"><text:span text:style-name="T123">op </text:span></text:span><text:span text:style-name="Strong_20_Emphasis"><text:span text:style-name="T183">Details </text:span></text:span><text:span text:style-name="Emphasis"><text:span text:style-name="T131">(</text:span></text:span><text:span text:style-name="Emphasis"><text:span text:style-name="T123">of via het </text:span></text:span><text:span text:style-name="Emphasis"><text:span text:style-name="T136">Sessiemenu</text:span></text:span><text:span text:style-name="Emphasis"><text:span text:style-name="T123"> &gt; </text:span></text:span><text:span text:style-name="Strong_20_Emphasis"><text:span text:style-name="T182">Systeeminstellingen</text:span></text:span><text:span text:style-name="Emphasis"><text:span text:style-name="T123"> &gt; </text:span></text:span><text:span text:style-name="Strong_20_Emphasis"><text:span text:style-name="T183">Details</text:span></text:span><text:span text:style-name="Emphasis"><text:span text:style-name="T127">)</text:span></text:span><text:span text:style-name="Emphasis"><text:span text:style-name="T123">.<text:line-break/></text:span></text:span><text:span text:style-name="Numbering_20_Symbols"><text:span text:style-name="T123">Klik </text:span></text:span><text:span text:style-name="Numbering_20_Symbols"><text:span text:style-name="T131">links </text:span></text:span><text:span text:style-name="Numbering_20_Symbols"><text:span text:style-name="T132">op </text:span></text:span><text:span text:style-name="Strong_20_Emphasis"><text:span text:style-name="T193">Standaardtoepassingen</text:span></text:span><text:span text:style-name="Numbering_20_Symbols"><text:span text:style-name="T131">.<text:line-break/>Achter </text:span></text:span><text:span text:style-name="Strong_20_Emphasis"><text:span text:style-name="T193">Muziek</text:span></text:span><text:span text:style-name="Numbering_20_Symbols"><text:span text:style-name="T131"> selecteer </text:span></text:span><text:span text:style-name="Strong_20_Emphasis"><text:span text:style-name="T192">VLC Media Player </text:span></text:span><text:span text:style-name="Numbering_20_Symbols"><text:span text:style-name="T131">of </text:span></text:span><text:span text:style-name="Strong_20_Emphasis"><text:span text:style-name="T192">Video's</text:span></text:span><text:span text:style-name="Numbering_20_Symbols"><text:span text:style-name="T131"> </text:span></text:span><text:span text:style-name="Numbering_20_Symbols"><text:span text:style-name="T132">(= Totem)</text:span></text:span><text:span text:style-name="Numbering_20_Symbols"><text:span text:style-name="T131">, en <text:line-break/>achter </text:span></text:span><text:span text:style-name="Strong_20_Emphasis"><text:span text:style-name="T193">Video</text:span></text:span><text:span text:style-name="Numbering_20_Symbols"><text:span text:style-name="T131"> selecteer </text:span></text:span><text:span text:style-name="Strong_20_Emphasis"><text:span text:style-name="T192">VLC Media Player </text:span></text:span><text:span text:style-name="Numbering_20_Symbols"><text:span text:style-name="T131">of </text:span></text:span><text:span text:style-name="Strong_20_Emphasis"><text:span text:style-name="T192">Video's</text:span></text:span><text:span text:style-name="Numbering_20_Symbols"><text:span text:style-name="T131">.</text:span></text:span><text:span text:style-name="Numbering_20_Symbols"><text:span text:style-name="T123"><text:line-break/></text:span></text:span><text:span text:style-name="Numbering_20_Symbols"><text:span text:style-name="T128">S</text:span></text:span><text:span text:style-name="Emphasis"><text:span text:style-name="T186">luit </text:span></text:span><text:span text:style-name="Strong_20_Emphasis"><text:span text:style-name="T183">Details</text:span></text:span><text:span text:style-name="Strong_20_Emphasis"><text:span text:style-name="T182"> </text:span></text:span><text:span text:style-name="Emphasis"><text:span text:style-name="T187">af</text:span></text:span><text:span text:style-name="Emphasis"><text:span text:style-name="T186">.</text:span></text:span></text:p>
              <text:p text:style-name="P54"><text:span text:style-name="Emphasis"><text:span text:style-name="T123"/></text:span></text:p>
              <text:p text:style-name="P54"><text:span text:style-name="Emphasis"><text:span text:style-name="T123"/></text:span></text:p>
              <text:p text:style-name="P54"><text:span text:style-name="Emphasis"><text:span text:style-name="T123"/></text:span></text:p>
            </text:list-item>
          </text:list>
        </text:list-item>
      </text:list>
      <text:p text:style-name="P4"/>
      <text:list xml:id="list135514256911288" text:continue-numbering="true" text:style-name="L2">
        <text:list-item>
          <text:p text:style-name="P57">Installatie afronden.</text:p>
          <text:p text:style-name="P86"/>
          <text:list>
            <text:list-item>
              <text:p text:style-name="P87"><text:span text:style-name="Strong_20_Emphasis"><text:span text:style-name="T54">Controleer de </text:span></text:span><text:span text:style-name="Emphasis"><text:span text:style-name="T224">specifieke</text:span></text:span><text:span text:style-name="Strong_20_Emphasis"><text:span text:style-name="T54"> checklist.</text:span></text:span></text:p>
            </text:list-item>
          </text:list>
        </text:list-item>
      </text:list>
      <text:p text:style-name="P15"/>
      <text:p text:style-name="P15"/>
      <text:p text:style-name="P15"/>
      <text:list xml:id="list135512897136187" text:continue-list="list6514621013152053055" text:style-name="L3">
        <text:list-header>
          <text:p text:style-name="P88"><text:span text:style-name="Strong_20_Emphasis"><text:span text:style-name="T300">NOTE</text:span></text:span><text:span text:style-name="Strong_20_Emphasis"><text:span text:style-name="T67"><text:tab/><text:tab/></text:span></text:span><text:span text:style-name="T71">De i</text:span><text:span text:style-name="Strong_20_Emphasis"><text:span text:style-name="T55">nstallatie </text:span></text:span><text:span text:style-name="Strong_20_Emphasis"><text:span text:style-name="T57">van </text:span></text:span><text:span text:style-name="Strong_20_Emphasis"><text:span text:style-name="T57"><text:reference-ref text:reference-format="text" text:ref-name="Versie">Debian 7.1</text:reference-ref></text:span></text:span><text:span text:style-name="Strong_20_Emphasis"><text:span text:style-name="T55"> </text:span></text:span><text:span text:style-name="Strong_20_Emphasis"><text:span text:style-name="T55"><text:reference-ref text:reference-format="text" text:ref-name="Editie">desktop</text:reference-ref></text:span></text:span><text:span text:style-name="Strong_20_Emphasis"><text:span text:style-name="T55"> </text:span></text:span><text:span text:style-name="Strong_20_Emphasis"><text:span text:style-name="T58">is </text:span></text:span><text:span text:style-name="Strong_20_Emphasis"><text:span text:style-name="T56">voltooid.</text:span></text:span></text:p>
          <text:p text:style-name="P81"><text:span text:style-name="Strong_20_Emphasis"><text:span text:style-name="T228"><text:tab/><text:tab/><text:tab/><text:tab/></text:span></text:span><text:span text:style-name="T11">Checklist eindigt hier.</text:span></text:p>
        </text:list-header>
      </text:list>
      <text:p text:style-name="P17"/>
      <text:p text:style-name="P17"/>
      <text:p text:style-name="P17"/>
      <text:p text:style-name="P16"><text:span text:style-name="T318">Dit werk is gelicenseerd onder een Creative Commons Naamsvermelding-GelijkDelen 3.0 Nederland licenti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Ubuntu Mono2" svg:font-family="'Ubuntu Mono'" style:font-pitch="fixed"/>
    <style:font-face style:name="Ubuntu Mono1" svg:font-family="'Ubuntu Mono'" style:font-adornments="Cursief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1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1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1pt" fo:font-style="normal" style:font-size-asian="9.60000038146973pt" style:font-size-complex="11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1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0.5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1pt" fo:font-style="italic" style:text-underline-style="none" style:font-style-asian="italic" style:font-style-complex="italic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 Mono1" fo:font-family="'Ubuntu Mono'" style:font-style-name="Cursief" style:font-pitch="fixed" fo:font-size="10.5pt" fo:font-style="italic" style:text-underline-style="none" fo:font-weight="normal" style:text-blinking="false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1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officeooo:paragraph-rsid="01e4f872" style:font-size-asian="10pt" style:font-size-complex="10pt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T1" style:family="text">
      <style:text-properties style:font-name="Ubuntu3" fo:font-size="11pt" style:font-size-asian="11pt" style:font-size-complex="11pt"/>
    </style:style>
    <style:style style:name="MT2" style:family="text">
      <style:text-properties fo:language="nl" fo:country="NL" style:language-asian="nl" style:country-asian="N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file-name text:display="name">Checklist installatie Debian 7.1 desktop</text:file-name></text:span><text:span text:style-name="MT1"><text:tab/><text:tab/></text:span><text:span text:style-name="MT1"><text:date style:data-style-name="N36" text:date-value="2015-06-07T13:55:11.925939121">07-06-2015</text:date></text:span></text:p>
      </style:header>
      <style:footer>
        <text:p text:style-name="MP2"/>
        <text:p text:style-name="Footer"><text:span text:style-name="MT2">Karel Zimmer</text:span><text:tab/><text:tab/><text:page-number style:num-format="1" text:select-page="current">3</text:page-number>/<text:page-count style:num-format="1">6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subject>Installatie PC software</dc:subject>
    <meta:initial-creator>Karel Zimmer</meta:initial-creator>
    <meta:creation-date>1995-11-21T17:41:00</meta:creation-date>
    <dc:date>2015-06-07T13:55:11.815641330</dc:date>
    <meta:printed-by>Karel Zimmer</meta:printed-by>
    <meta:print-date>2013-05-21T19:42:30</meta:print-date>
    <meta:keyword>Installatie</meta:keyword>
    <meta:keyword>Checklist</meta:keyword>
    <meta:keyword>Linux</meta:keyword>
    <meta:editing-cycles>3603</meta:editing-cycles>
    <meta:editing-duration>P7DT13H14M17S</meta:editing-duration>
    <dc:creator>Karel Zimmer</dc:creator>
    <meta:document-statistic meta:table-count="0" meta:image-count="0" meta:object-count="0" meta:page-count="6" meta:paragraph-count="82" meta:word-count="1473" meta:character-count="9460" meta:non-whitespace-character-count="7886"/>
    <meta:user-defined meta:name="Info 1"/>
    <meta:user-defined meta:name="Info 2"/>
    <meta:user-defined meta:name="Info 3"/>
    <meta:user-defined meta:name="Info 4"/>
  </office:meta>
</office:document-meta>
</file>